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4in" table:align="margins"/>
    </style:style>
    <style:style style:name="Table1.A" style:family="table-column">
      <style:table-column-properties style:column-width="4.2in" style:rel-column-width="32767*"/>
    </style:style>
    <style:style style:name="Table1.B" style:family="table-column">
      <style:table-column-properties style:column-width="4.2in" style:rel-column-width="32768*"/>
    </style:style>
    <style:style style:name="Table1.1" style:family="table-row">
      <style:table-row-properties style:min-row-height="0.2917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1667in" fo:margin-left="0.7764in" table:align="left"/>
    </style:style>
    <style:style style:name="Table2.A" style:family="table-column">
      <style:table-column-properties style:column-width="0.9167in"/>
    </style:style>
    <style:style style:name="Table2.B" style:family="table-column">
      <style:table-column-properties style:column-width="1.75in"/>
    </style:style>
    <style:style style:name="Table2.C" style:family="table-column">
      <style:table-column-properties style:column-width="1.625in"/>
    </style:style>
    <style:style style:name="Table2.D" style:family="table-column">
      <style:table-column-properties style:column-width="1.875in"/>
    </style:style>
    <style:style style:name="Table2.A1" style:family="table-cell">
      <style:table-cell-properties style:vertical-align="middle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4063in" fo:margin-left="1.0285in" table:align="left"/>
    </style:style>
    <style:style style:name="Table3.A" style:family="table-column">
      <style:table-column-properties style:column-width="3.2208in"/>
    </style:style>
    <style:style style:name="Table3.B" style:family="table-column">
      <style:table-column-properties style:column-width="3.1854in"/>
    </style:style>
    <style:style style:name="Table3.A1" style:family="table-cell">
      <style:table-cell-properties style:vertical-align="middle" fo:padding="0.0382in" fo:border="0.5pt solid #000000"/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4757in" fo:margin-left="0.9764in" table:align="left"/>
    </style:style>
    <style:style style:name="Table4.A" style:family="table-column">
      <style:table-column-properties style:column-width="3.2292in"/>
    </style:style>
    <style:style style:name="Table4.B" style:family="table-column">
      <style:table-column-properties style:column-width="3.2465in"/>
    </style:style>
    <style:style style:name="Table4.A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7.4396in" fo:margin-left="0.9674in" table:align="left"/>
    </style:style>
    <style:style style:name="Table5.A" style:family="table-column">
      <style:table-column-properties style:column-width="3.2382in"/>
    </style:style>
    <style:style style:name="Table5.B" style:family="table-column">
      <style:table-column-properties style:column-width="4.2014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8.7847in" fo:margin-left="-0.2042in" table:align="left"/>
    </style:style>
    <style:style style:name="Table6.A" style:family="table-column">
      <style:table-column-properties style:column-width="4.4097in"/>
    </style:style>
    <style:style style:name="Table6.B" style:family="table-column">
      <style:table-column-properties style:column-width="4.375in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B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8.4in" table:align="margins"/>
    </style:style>
    <style:style style:name="Table7.A" style:family="table-column">
      <style:table-column-properties style:column-width="4.2in" style:rel-column-width="32767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itle">
      <style:paragraph-properties fo:margin-top="0in" fo:margin-bottom="0in" style:contextual-spacing="false"/>
    </style:style>
    <style:style style:name="P2" style:family="paragraph" style:parent-style-name="Text_20_body">
      <style:text-properties officeooo:rsid="000eb76d" officeooo:paragraph-rsid="000eb76d"/>
    </style:style>
    <style:style style:name="P3" style:family="paragraph" style:parent-style-name="Text_20_body">
      <style:text-properties officeooo:rsid="0013d432" officeooo:paragraph-rsid="0013d432"/>
    </style:style>
    <style:style style:name="P4" style:family="paragraph" style:parent-style-name="Text_20_body">
      <style:text-properties officeooo:rsid="0016dfb2" officeooo:paragraph-rsid="0016dfb2"/>
    </style:style>
    <style:style style:name="P5" style:family="paragraph" style:parent-style-name="Text_20_body">
      <style:paragraph-properties fo:margin-top="0in" fo:margin-bottom="0in" style:contextual-spacing="false"/>
      <style:text-properties fo:font-weight="normal" officeooo:rsid="000c8953" officeooo:paragraph-rsid="000c8953" style:font-weight-asian="normal" style:font-weight-complex="normal"/>
    </style:style>
    <style:style style:name="P6" style:family="paragraph" style:parent-style-name="Text_20_body">
      <style:text-properties fo:font-weight="normal" officeooo:rsid="000d2802" officeooo:paragraph-rsid="000d2802" style:font-weight-asian="normal" style:font-weight-complex="normal"/>
    </style:style>
    <style:style style:name="P7" style:family="paragraph" style:parent-style-name="Text_20_body">
      <style:text-properties fo:font-weight="normal" officeooo:rsid="001b8fef" officeooo:paragraph-rsid="001b8fef" style:font-weight-asian="normal" style:font-weight-complex="normal"/>
    </style:style>
    <style:style style:name="P8" style:family="paragraph" style:parent-style-name="Text_20_body">
      <style:paragraph-properties fo:margin-top="0in" fo:margin-bottom="0in" style:contextual-spacing="false"/>
      <style:text-properties fo:font-weight="normal" officeooo:rsid="0007d0a6" officeooo:paragraph-rsid="0007d0a6" style:font-weight-asian="normal" style:font-weight-complex="normal"/>
    </style:style>
    <style:style style:name="P9" style:family="paragraph" style:parent-style-name="Text_20_body">
      <style:paragraph-properties fo:margin-top="0in" fo:margin-bottom="0in" style:contextual-spacing="false"/>
      <style:text-properties officeooo:rsid="0007020c" officeooo:paragraph-rsid="0007020c"/>
    </style:style>
    <style:style style:name="P10" style:family="paragraph" style:parent-style-name="Text_20_body">
      <style:paragraph-properties fo:margin-top="0in" fo:margin-bottom="0in" style:contextual-spacing="false"/>
      <style:text-properties officeooo:rsid="000c8953" officeooo:paragraph-rsid="000c8953"/>
    </style:style>
    <style:style style:name="P11" style:family="paragraph" style:parent-style-name="Text_20_body">
      <style:text-properties style:text-underline-style="solid" style:text-underline-width="auto" style:text-underline-color="font-color" officeooo:rsid="0010646e" officeooo:paragraph-rsid="0010646e"/>
    </style:style>
    <style:style style:name="P12" style:family="paragraph" style:parent-style-name="Text_20_body">
      <style:text-properties style:text-underline-style="solid" style:text-underline-width="auto" style:text-underline-color="font-color" fo:font-weight="normal" officeooo:rsid="0010646e" officeooo:paragraph-rsid="0010646e" style:font-weight-asian="normal" style:font-weight-complex="normal"/>
    </style:style>
    <style:style style:name="P13" style:family="paragraph" style:parent-style-name="Text_20_body">
      <style:text-properties fo:font-size="20pt" fo:font-weight="normal" officeooo:rsid="000d2802" officeooo:paragraph-rsid="000d2802" style:font-size-asian="20pt" style:font-weight-asian="normal" style:font-size-complex="20pt" style:font-weight-complex="normal"/>
    </style:style>
    <style:style style:name="P14" style:family="paragraph" style:parent-style-name="Text_20_body">
      <style:text-properties officeooo:paragraph-rsid="001b8fef"/>
    </style:style>
    <style:style style:name="P15" style:family="paragraph" style:parent-style-name="Text_20_body">
      <style:paragraph-properties fo:text-align="center" style:justify-single-word="false"/>
      <style:text-properties fo:font-size="16pt" fo:font-weight="bold" officeooo:rsid="001b8fef" officeooo:paragraph-rsid="001b8fef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officeooo:rsid="00299693" officeooo:paragraph-rsid="00299693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ext_20_body">
      <style:text-properties officeooo:rsid="002ce2f6" officeooo:paragraph-rsid="002ce2f6"/>
    </style:style>
    <style:style style:name="P19" style:family="paragraph" style:parent-style-name="Text_20_body">
      <style:text-properties officeooo:rsid="002ffa04"/>
    </style:style>
    <style:style style:name="P20" style:family="paragraph" style:parent-style-name="Text_20_body">
      <style:text-properties officeooo:rsid="0030089a" officeooo:paragraph-rsid="0030089a"/>
    </style:style>
    <style:style style:name="P21" style:family="paragraph" style:parent-style-name="Text_20_body">
      <style:text-properties officeooo:rsid="0030089a" officeooo:paragraph-rsid="003139e5"/>
    </style:style>
    <style:style style:name="P22" style:family="paragraph" style:parent-style-name="Text_20_body">
      <style:text-properties officeooo:paragraph-rsid="003139e5"/>
    </style:style>
    <style:style style:name="P23" style:family="paragraph" style:parent-style-name="Text_20_body">
      <style:text-properties officeooo:paragraph-rsid="0031c46a"/>
    </style:style>
    <style:style style:name="P24" style:family="paragraph" style:parent-style-name="Text_20_body">
      <style:text-properties officeooo:rsid="003215be" officeooo:paragraph-rsid="003215be"/>
    </style:style>
    <style:style style:name="P25" style:family="paragraph" style:parent-style-name="Text_20_body">
      <style:text-properties officeooo:paragraph-rsid="00337c0c"/>
    </style:style>
    <style:style style:name="P26" style:family="paragraph" style:parent-style-name="Text_20_body">
      <style:text-properties officeooo:rsid="00344cd7" officeooo:paragraph-rsid="00344cd7"/>
    </style:style>
    <style:style style:name="P27" style:family="paragraph" style:parent-style-name="Text_20_body">
      <style:text-properties officeooo:paragraph-rsid="0034ed3f"/>
    </style:style>
    <style:style style:name="P28" style:family="paragraph" style:parent-style-name="Text_20_body">
      <style:text-properties officeooo:paragraph-rsid="0034fa43"/>
    </style:style>
    <style:style style:name="P29" style:family="paragraph" style:parent-style-name="Table_20_Contents">
      <style:paragraph-properties fo:text-align="center" style:justify-single-word="false"/>
      <style:text-properties fo:font-size="18pt" officeooo:rsid="00359a06" officeooo:paragraph-rsid="00359a06"/>
    </style:style>
    <style:style style:name="P30" style:family="paragraph" style:parent-style-name="Table_20_Contents">
      <style:paragraph-properties fo:text-align="start" style:justify-single-word="false"/>
      <style:text-properties fo:font-size="18pt" officeooo:rsid="00359a06" officeooo:paragraph-rsid="00359a06"/>
    </style:style>
    <style:style style:name="P31" style:family="paragraph" style:parent-style-name="Table_20_Contents">
      <style:text-properties fo:font-size="18pt" officeooo:rsid="0039916d" officeooo:paragraph-rsid="0039916d"/>
    </style:style>
    <style:style style:name="P32" style:family="paragraph" style:parent-style-name="Table_20_Contents">
      <style:paragraph-properties fo:text-align="center" style:justify-single-word="false"/>
      <style:text-properties fo:font-size="18pt" officeooo:rsid="0039916d" officeooo:paragraph-rsid="0039916d"/>
    </style:style>
    <style:style style:name="P33" style:family="paragraph" style:parent-style-name="Text_20_body">
      <style:paragraph-properties fo:text-align="start" style:justify-single-word="false"/>
      <style:text-properties officeooo:paragraph-rsid="00359a06"/>
    </style:style>
    <style:style style:name="P34" style:family="paragraph" style:parent-style-name="Text_20_body">
      <style:text-properties officeooo:rsid="0039ef18" officeooo:paragraph-rsid="0039ef18"/>
    </style:style>
    <style:style style:name="P35" style:family="paragraph" style:parent-style-name="Text_20_body">
      <style:paragraph-properties fo:text-align="start" style:justify-single-word="false"/>
      <style:text-properties officeooo:rsid="0039ef18" officeooo:paragraph-rsid="0039ef18"/>
    </style:style>
    <style:style style:name="P36" style:family="paragraph" style:parent-style-name="Text_20_body">
      <style:paragraph-properties fo:text-align="start" style:justify-single-word="false"/>
      <style:text-properties officeooo:rsid="003b1f62" officeooo:paragraph-rsid="003b1f62"/>
    </style:style>
    <style:style style:name="P37" style:family="paragraph" style:parent-style-name="Text_20_body">
      <style:paragraph-properties fo:text-align="start" style:justify-single-word="false"/>
      <style:text-properties officeooo:rsid="003c8ce7" officeooo:paragraph-rsid="003c8ce7"/>
    </style:style>
    <style:style style:name="P38" style:family="paragraph" style:parent-style-name="Heading_20_1">
      <style:paragraph-properties fo:margin-top="0in" fo:margin-bottom="0in" style:contextual-spacing="false"/>
    </style:style>
    <style:style style:name="P39" style:family="paragraph" style:parent-style-name="Heading_20_1">
      <style:paragraph-properties fo:margin-top="0in" fo:margin-bottom="0in" style:contextual-spacing="false" fo:break-before="page"/>
    </style:style>
    <style:style style:name="P40" style:family="paragraph" style:parent-style-name="Heading_20_1">
      <style:paragraph-properties fo:break-before="page"/>
      <style:text-properties officeooo:rsid="0023ff57" officeooo:paragraph-rsid="0023ff57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1">
      <style:paragraph-properties fo:text-align="center" style:justify-single-word="false" fo:break-before="page"/>
      <style:text-properties officeooo:rsid="00359a06" officeooo:paragraph-rsid="00359a06"/>
    </style:style>
    <style:style style:name="P43" style:family="paragraph" style:parent-style-name="Heading_20_2">
      <style:paragraph-properties fo:margin-top="0in" fo:margin-bottom="0in" style:contextual-spacing="false"/>
    </style:style>
    <style:style style:name="P44" style:family="paragraph" style:parent-style-name="Heading_20_2">
      <style:paragraph-properties fo:margin-top="0in" fo:margin-bottom="0in" style:contextual-spacing="false"/>
      <style:text-properties officeooo:rsid="000c1d91" officeooo:paragraph-rsid="000c1d91"/>
    </style:style>
    <style:style style:name="P45" style:family="paragraph" style:parent-style-name="Heading_20_2">
      <style:text-properties officeooo:rsid="0023ff57" officeooo:paragraph-rsid="0023ff57"/>
    </style:style>
    <style:style style:name="P46" style:family="paragraph" style:parent-style-name="Heading_20_2">
      <style:text-properties officeooo:rsid="00359a06" officeooo:paragraph-rsid="00359a06"/>
    </style:style>
    <style:style style:name="P47" style:family="paragraph" style:parent-style-name="Heading_20_2">
      <style:text-properties officeooo:paragraph-rsid="003cd378"/>
    </style:style>
    <style:style style:name="P48" style:family="paragraph" style:parent-style-name="Heading_20_2">
      <style:text-properties officeooo:rsid="00401378" officeooo:paragraph-rsid="00401378"/>
    </style:style>
    <style:style style:name="P49" style:family="paragraph" style:parent-style-name="Heading_20_2">
      <style:paragraph-properties fo:break-before="page"/>
      <style:text-properties officeooo:rsid="00401378" officeooo:paragraph-rsid="00401378"/>
    </style:style>
    <style:style style:name="P50" style:family="paragraph" style:parent-style-name="Heading_20_3">
      <style:text-properties officeooo:paragraph-rsid="0016dfb2"/>
    </style:style>
    <style:style style:name="P51" style:family="paragraph" style:parent-style-name="Heading_20_3">
      <style:text-properties officeooo:rsid="000eb76d" officeooo:paragraph-rsid="000eb76d"/>
    </style:style>
    <style:style style:name="P52" style:family="paragraph" style:parent-style-name="Heading_20_3">
      <style:text-properties officeooo:rsid="0010646e" officeooo:paragraph-rsid="0010646e"/>
    </style:style>
    <style:style style:name="P53" style:family="paragraph" style:parent-style-name="Heading_20_3">
      <style:text-properties officeooo:rsid="0013d432" officeooo:paragraph-rsid="0013d432"/>
    </style:style>
    <style:style style:name="P54" style:family="paragraph" style:parent-style-name="Heading_20_3">
      <style:text-properties officeooo:rsid="0016dfb2" officeooo:paragraph-rsid="0016dfb2"/>
    </style:style>
    <style:style style:name="P55" style:family="paragraph" style:parent-style-name="Heading_20_3">
      <style:text-properties officeooo:rsid="00185639" officeooo:paragraph-rsid="00185639"/>
    </style:style>
    <style:style style:name="P56" style:family="paragraph" style:parent-style-name="Heading_20_3">
      <style:text-properties officeooo:rsid="001b8fef" officeooo:paragraph-rsid="001b8fef"/>
    </style:style>
    <style:style style:name="P57" style:family="paragraph" style:parent-style-name="Table_20_Contents" style:list-style-name="L1">
      <style:paragraph-properties fo:text-align="start" style:justify-single-word="false"/>
      <style:text-properties fo:font-size="16pt" officeooo:rsid="001b8fef" officeooo:paragraph-rsid="001b8fef"/>
    </style:style>
    <style:style style:name="P58" style:family="paragraph" style:parent-style-name="Table_20_Contents" style:list-style-name="L1">
      <style:paragraph-properties fo:text-align="start" style:justify-single-word="false"/>
      <style:text-properties fo:font-size="16pt" officeooo:rsid="001d3045" officeooo:paragraph-rsid="001d3045"/>
    </style:style>
    <style:style style:name="P59" style:family="paragraph" style:parent-style-name="Table_20_Contents" style:list-style-name="L2">
      <style:paragraph-properties fo:text-align="start" style:justify-single-word="false"/>
      <style:text-properties fo:font-size="18pt" officeooo:rsid="00359a06" officeooo:paragraph-rsid="00359a06"/>
    </style:style>
    <style:style style:name="P60" style:family="paragraph" style:parent-style-name="Table_20_Contents" style:list-style-name="L3">
      <style:text-properties fo:font-size="18pt" officeooo:rsid="0039916d" officeooo:paragraph-rsid="0039916d"/>
    </style:style>
    <style:style style:name="P61" style:family="paragraph" style:parent-style-name="Table_20_Contents" style:list-style-name="L4">
      <style:text-properties fo:font-size="18pt" officeooo:rsid="0039916d" officeooo:paragraph-rsid="0039916d"/>
    </style:style>
    <style:style style:name="P62" style:family="paragraph" style:parent-style-name="Table_20_Contents" style:list-style-name="L4">
      <loext:graphic-properties draw:fill="none"/>
      <style:paragraph-properties fo:margin-left="0in" fo:margin-right="0.1252in" fo:orphans="0" fo:widows="0" fo:text-indent="-0.25in" style:auto-text-indent="false" fo:background-color="transparent" text:number-lines="false" text:line-number="0"/>
      <style:text-properties fo:font-size="18pt" officeooo:rsid="0039916d" officeooo:paragraph-rsid="0039916d"/>
    </style:style>
    <style:style style:name="P63" style:family="paragraph" style:parent-style-name="Table_20_Contents">
      <style:text-properties fo:font-size="18pt"/>
    </style:style>
    <style:style style:name="P64" style:family="paragraph" style:parent-style-name="Table_20_Contents">
      <style:paragraph-properties fo:text-align="center" style:justify-single-word="false"/>
      <style:text-properties fo:font-size="18pt" officeooo:rsid="003cd378" officeooo:paragraph-rsid="003cd378"/>
    </style:style>
    <style:style style:name="P65" style:family="paragraph" style:parent-style-name="Table_20_Contents" style:list-style-name="L5">
      <style:paragraph-properties fo:text-align="start" style:justify-single-word="false"/>
      <style:text-properties fo:font-size="18pt" officeooo:rsid="003cd378" officeooo:paragraph-rsid="003cd378"/>
    </style:style>
    <style:style style:name="P66" style:family="paragraph" style:parent-style-name="Table_20_Contents">
      <style:paragraph-properties fo:text-align="center" style:justify-single-word="false"/>
      <style:text-properties fo:font-size="18pt" officeooo:rsid="003df3fb" officeooo:paragraph-rsid="003df3fb"/>
    </style:style>
    <style:style style:name="P67" style:family="paragraph" style:parent-style-name="Table_20_Contents" style:list-style-name="L5">
      <style:paragraph-properties fo:text-align="start" style:justify-single-word="false"/>
      <style:text-properties fo:font-size="18pt" officeooo:rsid="003df3fb" officeooo:paragraph-rsid="003df3fb"/>
    </style:style>
    <style:style style:name="P68" style:family="paragraph" style:parent-style-name="Table_20_Contents">
      <style:paragraph-properties fo:text-align="center" style:justify-single-word="false"/>
      <style:text-properties fo:font-size="18pt" officeooo:rsid="00401378" officeooo:paragraph-rsid="00401378"/>
    </style:style>
    <style:style style:name="P69" style:family="paragraph" style:parent-style-name="Table_20_Contents" style:list-style-name="L5">
      <style:paragraph-properties fo:text-align="start" style:justify-single-word="false"/>
      <style:text-properties fo:font-size="18pt" officeooo:rsid="00401378" officeooo:paragraph-rsid="00401378"/>
    </style:style>
    <style:style style:name="P70" style:family="paragraph" style:parent-style-name="Table_20_Contents">
      <style:text-properties fo:font-size="18pt" officeooo:rsid="00401378" officeooo:paragraph-rsid="00401378"/>
    </style:style>
    <style:style style:name="P71" style:family="paragraph" style:parent-style-name="Table_20_Contents" style:list-style-name="L6">
      <style:text-properties fo:font-size="18pt" officeooo:rsid="00401378" officeooo:paragraph-rsid="00401378"/>
    </style:style>
    <style:style style:name="P72" style:family="paragraph" style:parent-style-name="Table_20_Contents">
      <style:paragraph-properties fo:text-align="center" style:justify-single-word="false"/>
      <style:text-properties officeooo:paragraph-rsid="003df3fb"/>
    </style:style>
    <style:style style:name="P73" style:family="paragraph" style:parent-style-name="Text_20_body" style:list-style-name="Numbering_20_123">
      <style:paragraph-properties fo:margin-top="0in" fo:margin-bottom="0in" style:contextual-spacing="false"/>
    </style:style>
    <style:style style:name="P74" style:family="paragraph" style:parent-style-name="Text_20_body" style:list-style-name="Numbering_20_123">
      <style:paragraph-properties fo:margin-top="0in" fo:margin-bottom="0in" style:contextual-spacing="false"/>
      <style:text-properties officeooo:paragraph-rsid="0007d0a6"/>
    </style:style>
    <style:style style:name="P75" style:family="paragraph" style:parent-style-name="Text_20_body" style:list-style-name="Numbering_20_123" style:master-page-name="">
      <loext:graphic-properties draw:fill="none"/>
      <style:paragraph-properties fo:margin-left="0.25in" fo:margin-right="0in" fo:margin-top="0in" fo:margin-bottom="0in" style:contextual-spacing="false" fo:line-height="115%" fo:text-indent="0in" style:auto-text-indent="false" style:page-number="auto" fo:background-color="transparent">
        <style:tab-stops>
          <style:tab-stop style:position="-0.1917in"/>
          <style:tab-stop style:position="0in"/>
        </style:tab-stops>
      </style:paragraph-properties>
      <style:text-properties officeooo:paragraph-rsid="0007d0a6"/>
    </style:style>
    <style:style style:name="P76" style:family="paragraph" style:parent-style-name="Text_20_body" style:list-style-name="L7">
      <style:text-properties officeooo:rsid="000c8953" officeooo:paragraph-rsid="000c8953"/>
    </style:style>
    <style:style style:name="P77" style:family="paragraph" style:parent-style-name="Text_20_body" style:list-style-name="L7">
      <style:text-properties fo:font-weight="normal" officeooo:rsid="000c97ff" officeooo:paragraph-rsid="000c97ff" style:font-weight-asian="normal" style:font-weight-complex="normal"/>
    </style:style>
    <style:style style:name="P78" style:family="paragraph" style:parent-style-name="Text_20_body" style:list-style-name="L7">
      <style:text-properties fo:font-weight="normal" officeooo:rsid="000d04b1" officeooo:paragraph-rsid="000d04b1" style:font-weight-asian="normal" style:font-weight-complex="normal"/>
    </style:style>
    <style:style style:name="P79" style:family="paragraph" style:parent-style-name="Text_20_body" style:list-style-name="L10">
      <style:text-properties fo:font-weight="normal" officeooo:rsid="0019d61b" officeooo:paragraph-rsid="0019d61b" style:font-weight-asian="normal" style:font-weight-complex="normal"/>
    </style:style>
    <style:style style:name="P80" style:family="paragraph" style:parent-style-name="Text_20_body" style:list-style-name="L8">
      <style:text-properties fo:font-size="20pt" fo:font-weight="normal" officeooo:rsid="000d2802" officeooo:paragraph-rsid="000d2802" style:font-size-asian="20pt" style:font-weight-asian="normal" style:font-size-complex="20pt" style:font-weight-complex="normal"/>
    </style:style>
    <style:style style:name="P81" style:family="paragraph" style:parent-style-name="Text_20_body" style:list-style-name="L9">
      <style:text-properties officeooo:rsid="0013d432" officeooo:paragraph-rsid="0013d432"/>
    </style:style>
    <style:style style:name="P82" style:family="paragraph" style:parent-style-name="Text_20_body" style:list-style-name="L9">
      <style:text-properties officeooo:rsid="0013eedf" officeooo:paragraph-rsid="0013eedf"/>
    </style:style>
    <style:style style:name="P83" style:family="paragraph" style:parent-style-name="Text_20_body" style:list-style-name="L10">
      <style:text-properties fo:font-weight="bold" officeooo:rsid="00185639" officeooo:paragraph-rsid="00185639" style:font-weight-asian="bold" style:font-weight-complex="bold"/>
    </style:style>
    <style:style style:name="P84" style:family="paragraph" style:parent-style-name="Text_20_body" style:list-style-name="L10">
      <style:text-properties fo:font-weight="bold" officeooo:rsid="001917ce" officeooo:paragraph-rsid="001917ce" style:font-weight-asian="bold" style:font-weight-complex="bold"/>
    </style:style>
    <style:style style:name="P85" style:family="paragraph" style:parent-style-name="Text_20_body" style:list-style-name="L10">
      <style:text-properties fo:font-weight="bold" officeooo:rsid="0019d61b" officeooo:paragraph-rsid="0019d61b" style:font-weight-asian="bold" style:font-weight-complex="bold"/>
    </style:style>
    <style:style style:name="P86" style:family="paragraph" style:parent-style-name="Text_20_body" style:list-style-name="L12">
      <style:text-properties fo:font-weight="bold" officeooo:rsid="00299693" officeooo:paragraph-rsid="00299693" style:font-weight-asian="bold" style:font-weight-complex="bold"/>
    </style:style>
    <style:style style:name="P87" style:family="paragraph" style:parent-style-name="Text_20_body" style:list-style-name="L10">
      <style:text-properties officeooo:rsid="00185639" officeooo:paragraph-rsid="00185639"/>
    </style:style>
    <style:style style:name="P88" style:family="paragraph" style:parent-style-name="Text_20_body" style:list-style-name="L11">
      <style:text-properties officeooo:rsid="0023ff57" officeooo:paragraph-rsid="0023ff57"/>
    </style:style>
    <style:style style:name="P89" style:family="paragraph" style:parent-style-name="Text_20_body" style:list-style-name="L13">
      <style:text-properties officeooo:rsid="0023ff57" officeooo:paragraph-rsid="0023ff57"/>
    </style:style>
    <style:style style:name="P90" style:family="paragraph" style:parent-style-name="Text_20_body" style:list-style-name="L13">
      <style:text-properties officeooo:rsid="0023ff57" officeooo:paragraph-rsid="00246465"/>
    </style:style>
    <style:style style:name="P91" style:family="paragraph" style:parent-style-name="Text_20_body" style:list-style-name="L12">
      <style:text-properties officeooo:rsid="00272a5d" officeooo:paragraph-rsid="00282879"/>
    </style:style>
    <style:style style:name="P92" style:family="paragraph" style:parent-style-name="Text_20_body" style:list-style-name="L12">
      <style:text-properties officeooo:rsid="00299693" officeooo:paragraph-rsid="00299693"/>
    </style:style>
    <style:style style:name="P93" style:family="paragraph" style:parent-style-name="Text_20_body" style:list-style-name="L11">
      <style:text-properties officeooo:rsid="002653d5" officeooo:paragraph-rsid="002653d5"/>
    </style:style>
    <style:style style:name="P94" style:family="paragraph" style:parent-style-name="Text_20_body" style:list-style-name="L14">
      <style:text-properties officeooo:rsid="002ce2f6" officeooo:paragraph-rsid="002ce2f6"/>
    </style:style>
    <style:style style:name="P95" style:family="paragraph" style:parent-style-name="Text_20_body" style:list-style-name="L15">
      <style:text-properties officeooo:rsid="0030089a" officeooo:paragraph-rsid="0030089a"/>
    </style:style>
    <style:style style:name="P96" style:family="paragraph" style:parent-style-name="Text_20_body" style:list-style-name="L15">
      <style:text-properties officeooo:rsid="0030089a" officeooo:paragraph-rsid="003139e5"/>
    </style:style>
    <style:style style:name="P97" style:family="paragraph" style:parent-style-name="Text_20_body" style:list-style-name="L15">
      <style:text-properties officeooo:rsid="003139e5" officeooo:paragraph-rsid="003139e5"/>
    </style:style>
    <style:style style:name="P98" style:family="paragraph" style:parent-style-name="Text_20_body" style:list-style-name="L16">
      <style:text-properties officeooo:rsid="003139e5" officeooo:paragraph-rsid="003139e5"/>
    </style:style>
    <style:style style:name="P99" style:family="paragraph" style:parent-style-name="Text_20_body" style:list-style-name="L17">
      <style:text-properties officeooo:rsid="0031c46a" officeooo:paragraph-rsid="0031c46a"/>
    </style:style>
    <style:style style:name="P100" style:family="paragraph" style:parent-style-name="Text_20_body" style:list-style-name="L18">
      <style:text-properties officeooo:rsid="003215be" officeooo:paragraph-rsid="003215be"/>
    </style:style>
    <style:style style:name="P101" style:family="paragraph" style:parent-style-name="Text_20_body" style:list-style-name="L19">
      <style:text-properties officeooo:paragraph-rsid="00344cd7"/>
    </style:style>
    <style:style style:name="P102" style:family="paragraph" style:parent-style-name="Text_20_body" style:list-style-name="L19">
      <style:text-properties officeooo:rsid="00344cd7" officeooo:paragraph-rsid="00344cd7"/>
    </style:style>
    <style:style style:name="P103" style:family="paragraph" style:parent-style-name="Text_20_body" style:list-style-name="L20">
      <style:text-properties officeooo:rsid="0034ed3f" officeooo:paragraph-rsid="0034ed3f"/>
    </style:style>
    <style:style style:name="P104" style:family="paragraph" style:parent-style-name="Text_20_body" style:list-style-name="L21">
      <style:text-properties officeooo:rsid="00359a06" officeooo:paragraph-rsid="00359a06"/>
    </style:style>
    <style:style style:name="P105" style:family="paragraph" style:parent-style-name="Text_20_body" style:list-style-name="L21">
      <style:text-properties officeooo:rsid="00359a06" officeooo:paragraph-rsid="003c8ce7"/>
    </style:style>
    <style:style style:name="P106" style:family="paragraph" style:parent-style-name="Text_20_body" style:list-style-name="L22">
      <style:text-properties officeooo:rsid="00359a06" officeooo:paragraph-rsid="0039916d"/>
    </style:style>
    <style:style style:name="P107" style:family="paragraph" style:parent-style-name="Text_20_body" style:list-style-name="L21">
      <style:text-properties officeooo:rsid="0039916d" officeooo:paragraph-rsid="0039916d"/>
    </style:style>
    <style:style style:name="P108" style:family="paragraph" style:parent-style-name="Text_20_body" style:list-style-name="L23">
      <style:paragraph-properties fo:text-align="start" style:justify-single-word="false"/>
      <style:text-properties officeooo:rsid="0039ef18" officeooo:paragraph-rsid="0039ef18"/>
    </style:style>
    <style:style style:name="P109" style:family="paragraph" style:parent-style-name="Text_20_body" style:list-style-name="L24">
      <style:paragraph-properties fo:text-align="start" style:justify-single-word="false"/>
      <style:text-properties officeooo:rsid="003c8ce7" officeooo:paragraph-rsid="003c8ce7"/>
    </style:style>
    <style:style style:name="P110" style:family="paragraph" style:parent-style-name="Text_20_body" style:list-style-name="L30">
      <style:text-properties officeooo:rsid="00401378" officeooo:paragraph-rsid="00401378"/>
    </style:style>
    <style:style style:name="P111" style:family="paragraph" style:parent-style-name="Text_20_body" style:list-style-name="L31">
      <style:text-properties officeooo:rsid="00401378" officeooo:paragraph-rsid="00401378"/>
    </style:style>
    <style:style style:name="P112" style:family="paragraph" style:parent-style-name="Text_20_body" style:list-style-name="L35">
      <style:text-properties officeooo:rsid="00422f84" officeooo:paragraph-rsid="00422f84"/>
    </style:style>
    <style:style style:name="P113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Roman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1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14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Roman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1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15" style:family="paragraph">
      <loext:graphic-properties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Roman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1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16" style:family="paragraph">
      <loext:graphic-properties draw:fill="none" draw:fill-color="#ffffff"/>
      <style:paragraph-properties style:writing-mode="lr-tb"/>
    </style:style>
    <style:style style:name="P117" style:family="paragraph">
      <style:paragraph-properties fo:margin-top="0in" fo:margin-bottom="0in"/>
    </style:style>
    <style:style style:name="P118" style:family="paragraph">
      <style:paragraph-properties fo:margin-top="0in" fo:margin-bottom="0in" style:writing-mode="lr-tb"/>
    </style:style>
    <style:style style:name="P119" style:family="paragraph">
      <style:paragraph-properties fo:text-align="center"/>
    </style:style>
    <style:style style:name="P120" style:family="paragraph">
      <loext:graphic-properties draw:fill="none" draw:fill-color="#ffffff"/>
    </style:style>
    <style:style style:name="P121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d0a6" style:font-weight-asian="bold" style:font-weight-complex="bold"/>
    </style:style>
    <style:style style:name="T3" style:family="text">
      <style:text-properties fo:font-weight="bold" officeooo:rsid="001b8fef" style:font-weight-asian="bold" style:font-weight-complex="bold"/>
    </style:style>
    <style:style style:name="T4" style:family="text">
      <style:text-properties officeooo:rsid="0007d0a6"/>
    </style:style>
    <style:style style:name="T5" style:family="text">
      <style:text-properties officeooo:rsid="000c1d91"/>
    </style:style>
    <style:style style:name="T6" style:family="text">
      <style:text-properties fo:font-size="20pt" fo:font-weight="bold" style:font-weight-asian="bold" style:font-weight-complex="bold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b8fef" style:font-weight-asian="normal" style:font-weight-complex="normal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fo:font-size="17pt" style:font-size-asian="17pt" style:font-size-complex="17pt"/>
    </style:style>
    <style:style style:name="T15" style:family="text">
      <style:text-properties fo:font-size="17pt" fo:font-weight="normal" officeooo:rsid="001b8fef" style:font-size-asian="17pt" style:font-weight-asian="normal" style:font-size-complex="17pt" style:font-weight-complex="normal"/>
    </style:style>
    <style:style style:name="T16" style:family="text">
      <style:text-properties fo:font-size="19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7" style:family="text">
      <style:text-properties officeooo:rsid="00246465"/>
    </style:style>
    <style:style style:name="T18" style:family="text">
      <style:text-properties officeooo:rsid="002653d5"/>
    </style:style>
    <style:style style:name="T19" style:family="text">
      <style:text-properties officeooo:rsid="00282879"/>
    </style:style>
    <style:style style:name="T20" style:family="text">
      <style:text-properties officeooo:rsid="0030089a"/>
    </style:style>
    <style:style style:name="T21" style:family="text">
      <style:text-properties officeooo:rsid="003139e5"/>
    </style:style>
    <style:style style:name="T22" style:family="text">
      <style:text-properties officeooo:rsid="0031c46a"/>
    </style:style>
    <style:style style:name="T23" style:family="text">
      <style:text-properties officeooo:rsid="00337c0c"/>
    </style:style>
    <style:style style:name="T24" style:family="text">
      <style:text-properties officeooo:rsid="00344cd7"/>
    </style:style>
    <style:style style:name="T25" style:family="text">
      <style:text-properties officeooo:rsid="0034ed3f"/>
    </style:style>
    <style:style style:name="T26" style:family="text">
      <style:text-properties officeooo:rsid="0034fa43"/>
    </style:style>
    <style:style style:name="T27" style:family="text">
      <style:text-properties officeooo:rsid="00363972"/>
    </style:style>
    <style:style style:name="T28" style:family="text">
      <style:text-properties officeooo:rsid="0037c87a"/>
    </style:style>
    <style:style style:name="T29" style:family="text">
      <style:text-properties officeooo:rsid="0039916d"/>
    </style:style>
    <style:style style:name="T30" style:family="text">
      <style:text-properties fo:font-size="18pt" officeooo:rsid="003df3fb"/>
    </style:style>
    <style:style style:name="T31" style:family="text">
      <style:text-properties officeooo:rsid="00422f84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Roman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1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size="12pt" style:font-size-asian="10.5pt" style:font-size-complex="1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417in" svg:stroke-color="#ff0000" draw:marker-start-width="0.2016in" draw:marker-end-width="0.2016in" draw:fill="none" draw:fill-color="#ffffff" draw:textarea-horizontal-align="justify" draw:textarea-vertical-align="top" draw:auto-grow-height="false" fo:min-height="0.4098in" fo:min-width="1.2154in" fo:padding-top="0.0209in" fo:padding-bottom="0.0209in" fo:padding-left="0.0209in" fo:padding-right="0.0209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ffff" draw:textarea-horizontal-align="justify" draw:textarea-vertical-align="bottom" draw:auto-grow-height="false" fo:min-height="0.8752in" fo:min-width="3.0209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417in" svg:stroke-color="#ff0000" draw:marker-start-width="0.2016in" draw:marker-end-width="0.2016in" draw:fill="none" draw:fill-color="#ffffff" draw:textarea-horizontal-align="justify" draw:textarea-vertical-align="middle" draw:auto-grow-height="false" fo:min-height="2.0835in" fo:min-width="3.6457in" fo:padding-top="0.0209in" fo:padding-bottom="0.0209in" fo:padding-left="0.0209in" fo:padding-right="0.0209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ffffff" draw:fill-color="#ffffff" draw:textarea-horizontal-align="justify" draw:textarea-vertical-align="top" draw:auto-grow-height="false" fo:min-height="1.0835in" fo:min-width="1.3126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ffffff" draw:fill-color="#ffffff" draw:textarea-horizontal-align="justify" draw:textarea-vertical-align="top" draw:auto-grow-height="false" fo:min-height="1.0839in" fo:min-width="1.3134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3.0209in" fo:min-width="4.7083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marker-end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4.000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dania marketingowe</text:p>
      <text:h text:style-name="P38" text:outline-level="1"><text:bookmark-start text:name="__RefHeading___Toc75_884144253"/>Zajęcia organizacujne.<text:bookmark-end text:name="__RefHeading___Toc75_884144253"/></text:h>
      <text:h text:style-name="P43" text:outline-level="2">Program zajęć</text:h>
      <text:list text:style-name="Numbering_20_123">
        <text:list-item>
          <text:p text:style-name="P73">Zajęcia organizacujne</text:p>
          <text:list>
            <text:list-item>
              <text:p text:style-name="P73">Program zajęć </text:p>
            </text:list-item>
            <text:list-item>
              <text:p text:style-name="P73">Literatura</text:p>
            </text:list-item>
            <text:list-item>
              <text:p text:style-name="P73">Wymagania zaliczeniowe</text:p>
            </text:list-item>
          </text:list>
        </text:list-item>
        <text:list-item>
          <text:p text:style-name="P73">Badanua marketingowe – wprowadzenie do przedmiotu</text:p>
        </text:list-item>
        <text:list-item>
          <text:p text:style-name="P73">Obszary badań marketingowych</text:p>
        </text:list-item>
        <text:list-item>
          <text:p text:style-name="P73">Procedutra I metodyka badan</text:p>
          <text:list>
            <text:list-item>
              <text:p text:style-name="P73">Proces badawczy</text:p>
            </text:list-item>
            <text:list-item>
              <text:p text:style-name="P73">Proces projektowania badań</text:p>
            </text:list-item>
          </text:list>
        </text:list-item>
        <text:list-item>
          <text:p text:style-name="P73">Źrodła informacji w badaniach. Pomiary żrodeł wtórbych</text:p>
        </text:list-item>
        <text:list-item>
          <text:p text:style-name="P73">Metody gromadzenia ingormacji w badaniach pierwotnych</text:p>
        </text:list-item>
        <text:list-item>
          <text:p text:style-name="P73">Proces doboru próby do badań</text:p>
        </text:list-item>
        <text:list-item>
          <text:p text:style-name="P73">Ponuar I skałowanie w badaniach</text:p>
        </text:list-item>
        <text:list-item>
          <text:p text:style-name="P74">Projektowanie narzędzia badawczego</text:p>
        </text:list-item>
        <text:list-item>
          <text:p text:style-name="P75">Metoda redukcji, selekcji, weryfikacji…</text:p>
        </text:list-item>
      </text:list>
      <text:h text:style-name="P43" text:outline-level="2">Literatura</text:h>
      <text:p text:style-name="P9">W bibliotece.</text:p>
      <text:h text:style-name="P43" text:outline-level="2">Wymagania zaliczeniowe</text:h>
      <text:p text:style-name="P9">Wymagania zaliczeniowe (Lekcje) » <text:span text:style-name="T4">Egzamin, od 55%, zwolnenie </text:span><text:span text:style-name="T2">od 4,5pt.</text:span></text:p>
      <text:p text:style-name="P9">Wymagania zaliczeniowe (Ćwiczenia) <text:s/>» Zaliczenie na ocene, na podstawie 12 zadań z zajęć, <text:span text:style-name="T1">do 29/5/2024, od 2.8pt.</text:span></text:p>
      <text:p text:style-name="P8">Nieobecność: 1 raz na wykład, 1 raz na ćwiczenia.</text:p>
      <text:h text:style-name="P39" text:outline-level="1"><text:span text:style-name="T5">Wykład 1. </text:span>Badanua marketingowe – wprowadzenie do przedmiotu <text:span text:style-name="T5">(28/2/2024)</text:span></text:h>
      <text:h text:style-name="P44" text:outline-level="2">Istota badań marketingowych, badań rynku. Użyteczność badań. Etyczne aspekty badań.</text:h>
      <text:h text:style-name="P50" text:outline-level="3"><text:span text:style-name="T6">Badania marketingowe:</text:span> </text:h>
      <text:p text:style-name="P10">Systematyczne gromadzenie, zapisywanie oraz analizowanie danych związanych z działalnością firmy, których posiadania jest konieczne, aby opracować program marketingowy.</text:p>
      <text:p text:style-name="P10">Zebrane dzięki badaniom marketingowym informacje są wsparciem dla kadry kierowniczej <text:span text:style-name="T1">ograniczając ryzyko </text:span>podjęcia <text:span text:style-name="T1">błędniej decyzji.</text:span></text:p>
      <text:p text:style-name="P5"/>
      <text:h text:style-name="Heading_20_3" text:outline-level="3">Uzyskane w wyniku badań dane:</text:h>
      <text:list text:style-name="L7">
        <text:list-item>
          <text:p text:style-name="P76"><text:span text:style-name="T8">Służa doskonaleniu i uspraweniu </text:span><text:span text:style-name="T7">procesów podejmowania decyzji</text:span></text:p>
        </text:list-item>
        <text:list-item>
          <text:p text:style-name="P77"><text:span text:style-name="T8">Pozwalają na </text:span><text:span text:style-name="T7">diagnozowanie probłemów/błedów </text:span><text:span text:style-name="T8">popełnianych przez firmę</text:span></text:p>
        </text:list-item>
        <text:list-item>
          <text:p text:style-name="P77"><text:span text:style-name="T8">Pomagaja w wyborze </text:span><text:span text:style-name="T7">usprawień </text:span><text:span text:style-name="T8">zmierzajączych do zwiększenia zadowolenia klienta.</text:span></text:p>
        </text:list-item>
        <text:list-item>
          <text:p text:style-name="P78"><text:span text:style-name="T8">Umożliwia rozpoznania i </text:span><text:span text:style-name="T7">pomiar zmian </text:span><text:span text:style-name="T8">zachodzących w otoczeniu firmy, głownie popytu.</text:span></text:p>
        </text:list-item>
        <text:list-item>
          <text:p text:style-name="P78"><text:span text:style-name="T8">Wyjaśniają </text:span><text:span text:style-name="T7">mechanizm zachowań </text:span><text:span text:style-name="T8">podmiotów rynku (konsumentów, konkurentów).</text:span></text:p>
        </text:list-item>
        <text:list-item>
          <text:p text:style-name="P78"><text:span text:style-name="T8">Pomagają w rozpoznaniu </text:span><text:span text:style-name="T7">środków umożliwijących zachowanie </text:span><text:span text:style-name="T8">na te zachowania.</text:span></text:p>
        </text:list-item>
        <text:list-item>
          <text:p text:style-name="P78"><text:span text:style-name="T8">Przewidują </text:span><text:span text:style-name="T7">tendencje </text:span><text:span text:style-name="T8">w kształtowaniu się procesów i zjawisk rynkowych</text:span></text:p>
        </text:list-item>
        <text:list-item>
          <text:p text:style-name="P78"><text:span text:style-name="T8">Określają </text:span><text:span text:style-name="T7">potencjal rynku</text:span><text:span text:style-name="T8">, na którym działa firma</text:span></text:p>
        </text:list-item>
      </text:list>
      <text:p text:style-name="P6"><text:span text:style-name="T8"/></text:p>
      <text:h text:style-name="Heading_20_3" text:outline-level="3">Róznica między badaniami marketyngowymi i rynku:</text:h>
      <text:p text:style-name="P13">Wszyskie badania marketyngowe są badaniami rynku, ale nie wszyscy badania rynku są badaniami marketingowymi</text:p>
      <text:p text:style-name="P6"><text:span text:style-name="T8"/></text:p>
      <text:h text:style-name="Heading_20_3" text:outline-level="3">Celem badań rynku jest zdobycie informacji okszatłtowaniu się mechanizmów rynkowych:</text:h>
      <text:list text:style-name="L8">
        <text:list-item>
          <text:p text:style-name="P80">popytu</text:p>
        </text:list-item>
        <text:list-item>
          <text:p text:style-name="P80">podaży </text:p>
        </text:list-item>
        <text:list-item>
          <text:p text:style-name="P80">cen </text:p>
        </text:list-item>
        <text:list-item>
          <text:p text:style-name="P80">zachowań i preferencji konsumentów</text:p>
        </text:list-item>
        <text:list-item>
          <text:p text:style-name="P80">działań konkurencji</text:p>
        </text:list-item>
        <text:list-item>
          <text:p text:style-name="P80">funkcjowania systemu dystrybucji</text:p>
        </text:list-item>
        <text:list-item>
          <text:p text:style-name="P80">sprzedaży</text:p>
        </text:list-item>
        <text:list-item>
          <text:p text:style-name="P80">…</text:p>
        </text:list-item>
      </text:list>
      <text:h text:style-name="P51" text:outline-level="3">Rodzaje badań rynku:</text:h>
      <text:p text:style-name="P2"><text:span text:style-name="T1">Horyzont czasowy:</text:span> analizy rynku, prognozowanie</text:p>
      <text:p text:style-name="P2"><text:span text:style-name="T1">Metodyka zbierania danych: </text:span>badania jakościowe, badania ilościowe</text:p>
      <text:p text:style-name="P2"><text:span text:style-name="T1">Typ analizowanych danych:</text:span> badania pierwotne, badania wtórne</text:p>
      <text:p text:style-name="P2"><text:span text:style-name="T1">Sposób oragnizacji badań: </text:span>…</text:p>
      <text:p text:style-name="P2"><text:span text:style-name="T1">Cel badań: </text:span><text:span text:style-name="T9">eksploracujne, testowe, cenowe, marki, segmentacujne, panele gospodarstw domowych, mediów, zachowań przy póke sklepowej, reklamy…</text:span></text:p>
      <text:p text:style-name="P2"><text:span text:style-name="T9"/></text:p>
      <text:h text:style-name="P52" text:outline-level="3"><text:soft-page-break/>Rola badań w ustalaniu cełow:</text:h>
      <text:p text:style-name="P11">Sprzedaży<text:span text:style-name="T11"> – poprzez znajomość wielkości rynku, głównych klientów, potencjalnych klientów.</text:span></text:p>
      <text:p text:style-name="P11">Zamierżonego poziomu dyskontowości<text:span text:style-name="T11"> – poprzez znajomość wielkości sprzedaży możliwej do osiągnięcia przy różnych cenach (czyli popyt i cena produktu)</text:span></text:p>
      <text:p text:style-name="P11">Finansowych<text:span text:style-name="T11"> – na podstawie przewidzywanych cen.</text:span></text:p>
      <text:p text:style-name="P11">Dla indywidualnych sprzedawców<text:span text:style-name="T11"> – poprzez znajomość obszaru działającego – </text:span><text:span text:style-name="T12">jego rozmiarów i zdołności nabywczej</text:span><text:span text:style-name="T13">.</text:span></text:p>
      <text:p text:style-name="P12">Promocji i reklamy.</text:p>
      <text:p text:style-name="P12">Ustalaniu cełów odległych.</text:p>
      <text:h text:style-name="P53" text:outline-level="3"/>
      <text:h text:style-name="P53" text:outline-level="3">Rola badań w rozwiązywaniu problemów</text:h>
      <text:p text:style-name="P3">Najcząstsze problemy marketingowe:</text:p>
      <text:list text:style-name="L9">
        <text:list-item>
          <text:p text:style-name="P81">Spadek sprzedaży</text:p>
          <text:list>
            <text:list-item>
              <text:p text:style-name="P81">zmiejszenie się rynku</text:p>
            </text:list-item>
            <text:list-item>
              <text:p text:style-name="P81">zwuęjszina konkurencja</text:p>
            </text:list-item>
            <text:list-item>
              <text:p text:style-name="P81">niski pożiom zapasów</text:p>
            </text:list-item>
            <text:list-item>
              <text:p text:style-name="P81">niedostateczna kontrola jakości itp.</text:p>
            </text:list-item>
          </text:list>
        </text:list-item>
        <text:list-item>
          <text:p text:style-name="P82">Niska zyskowność:</text:p>
          <text:list>
            <text:list-item>
              <text:p text:style-name="P82">zbyt niskie/wysokie ceny</text:p>
            </text:list-item>
          </text:list>
        </text:list-item>
        <text:list-item>
          <text:p text:style-name="P82">Niezdolność do zaspokojenia popytu:</text:p>
          <text:list>
            <text:list-item>
              <text:p text:style-name="P82">czy jest to problem przejściowy</text:p>
            </text:list-item>
            <text:list-item>
              <text:p text:style-name="P82">zbyt niskie ceny</text:p>
            </text:list-item>
            <text:list-item>
              <text:p text:style-name="P82">niewłaściwe wykorszywanie zasobów</text:p>
            </text:list-item>
          </text:list>
        </text:list-item>
      </text:list>
      <text:h text:style-name="P54" text:outline-level="3"/>
      <text:h text:style-name="P54" text:outline-level="3">Rola badań w zarządzaniu</text:h>
      <text:p text:style-name="P4">Właściwe wykorzystanie badań znacznie ogranicza ryzyko zarządzania i przyjęcia się do podejmowania decyzji mniej obarzczocych omyłkami i sądami intuicujnymi</text:p>
      <text:p text:style-name="P4"/>
      <text:h text:style-name="P55" text:outline-level="3"><draw:frame text:anchor-type="paragraph" draw:z-index="0" draw:name="Text Frame 1" draw:style-name="gr9" draw:text-style-name="P121" svg:width="2.3087in" svg:height="0.6004in" svg:x="5.8626in" svg:y="0.2925in"><draw:text-box><text:p text:style-name="P119"><text:span text:style-name="T1">INFORMACJA </text:span></text:p><text:p text:style-name="P119"><text:span text:style-name="T1">WSPIERAJĄCA</text:span></text:p></draw:text-box></draw:frame>Proces podejmowania decyzji:</text:h>
      <text:list text:style-name="L10">
        <text:list-item>
          <text:p text:style-name="P83"><draw:frame text:anchor-type="paragraph" draw:z-index="1" draw:name="Text Frame 2" draw:style-name="gr8" draw:text-style-name="P120" svg:width="0.1169in" svg:height="4.0012in" svg:x="6.9209in" svg:y="0.1925in"><draw:text-box><text:p>BADANIA MARKETINGOWE</text:p></draw:text-box></draw:frame>Identyfikacja sytuacji decyzyjnej</text:p>
          <text:list>
            <text:list-item>
              <text:p text:style-name="P87">ustalanie cełow</text:p>
            </text:list-item>
            <text:list-item>
              <text:p text:style-name="P87">poznawanie aktualnego stanu rzeczy</text:p>
            </text:list-item>
            <text:list-item>
              <text:p text:style-name="P87">wyszukiwanie sytuacji sprzyjających w otoczeniu</text:p>
            </text:list-item>
          </text:list>
        </text:list-item>
        <text:list-item>
          <text:p text:style-name="P84"><draw:line text:anchor-type="paragraph" draw:z-index="7" draw:name="Horizontal line 6" draw:style-name="gr7" draw:text-style-name="P119" svg:x1="6.7043in" svg:y1="-1.1882in" svg:x2="5.0291in" svg:y2="-1.1882in"><text:p/></draw:line>Ustalenie alternatywnych rozwiązań</text:p>
          <text:list>
            <text:list-item>
              <text:p text:style-name="P79">Czynniki kontrolowane</text:p>
            </text:list-item>
            <text:list-item>
              <text:p text:style-name="P79">Czynniki niekontrolowane</text:p>
            </text:list-item>
          </text:list>
        </text:list-item>
        <text:list-item>
          <text:p text:style-name="P85"><draw:line text:anchor-type="paragraph" draw:z-index="6" draw:name="Horizontal line 5" draw:style-name="gr7" draw:text-style-name="P119" svg:x1="6.7043in" svg:y1="-0.9256in" svg:x2="5.0291in" svg:y2="-0.9256in"><text:p/></draw:line>Ocena i wybór waruantu optymalnego</text:p>
        </text:list-item>
        <text:list-item>
          <text:p text:style-name="P85"><draw:line text:anchor-type="paragraph" draw:z-index="5" draw:name="Horizontal line 4" draw:style-name="gr7" draw:text-style-name="P119" svg:x1="6.7043in" svg:y1="-0.1382in" svg:x2="5.0291in" svg:y2="-0.1382in"><text:p/></draw:line>Realizacja decyzji</text:p>
        </text:list-item>
        <text:list-item>
          <text:p text:style-name="P85"><draw:line text:anchor-type="paragraph" draw:z-index="2" draw:name="Horizontal line 1" draw:style-name="gr7" draw:text-style-name="P119" svg:x1="6.7043in" svg:y1="0.2555in" svg:x2="5.0291in" svg:y2="0.2555in"><text:p/></draw:line><draw:line text:anchor-type="paragraph" draw:z-index="3" draw:name="Horizontal line 2" draw:style-name="gr7" draw:text-style-name="P119" svg:x1="6.7043in" svg:y1="0.2555in" svg:x2="5.0291in" svg:y2="0.2555in"><text:p/></draw:line><draw:line text:anchor-type="paragraph" draw:z-index="4" draw:name="Horizontal line 3" draw:style-name="gr7" draw:text-style-name="P119" svg:x1="6.7043in" svg:y1="-0.1382in" svg:x2="5.0291in" svg:y2="-0.1382in"><text:p/></draw:line>Kontrola</text:p>
          <text:p text:style-name="P85"/>
        </text:list-item>
      </text:list>
      <text:h text:style-name="P56" text:outline-level="3">Problem decyjzny a problem badawczy:</text:h>
      <text:p text:style-name="P7"><text:span text:style-name="T1">Problem decyzyjny </text:span>– <text:span text:style-name="T14">jest związany z pytaniem: “Co należy zrobić w danej sytuacji”</text:span></text:p>
      <text:p text:style-name="P14"><text:span text:style-name="T3">Problem badawczy </text:span><text:span text:style-name="T10">– </text:span><text:span text:style-name="T15">jest związany z poszukiwaniem informacji potrzebnych do rozwiązania problemu decyzyjnego. </text:span><text:span text:style-name="T16">Przykłady: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Problem decyzyjny</text:p>
          </table:table-cell>
          <table:table-cell table:style-name="Table1.B1" office:value-type="string">
            <text:p text:style-name="P15">Problem badawczy</text:p>
          </table:table-cell>
        </table:table-row>
        <table:table-row>
          <table:table-cell table:style-name="Table1.A2" office:value-type="string">
            <text:list text:style-name="L1">
              <text:list-item>
                <text:p text:style-name="P57">Jaką argumentację zastosować w reklamie </text:p>
              </text:list-item>
              <text:list-item>
                <text:p text:style-name="P58">Określenie liczby sprezedawców w nowo otwieranym sklepie</text:p>
              </text:list-item>
              <text:list-item>
                <text:p text:style-name="P58">Wybór lokalizacji billboardów</text:p>
              </text:list-item>
              <text:list-item>
                <text:p text:style-name="P58">Podział budżetu prazeznaczonego na rekłamę w mediach</text:p>
              </text:list-item>
            </text:list>
          </table:table-cell>
          <table:table-cell table:style-name="Table1.B2" office:value-type="string">
            <text:list text:continue-numbering="true" text:style-name="L1">
              <text:list-item>
                <text:p text:style-name="P57">Identyfiujacja czynników oddziaływania w grupie docelowej</text:p>
              </text:list-item>
              <text:list-item>
                <text:p text:style-name="P58">Analiza gęstości zaludnienia i przyciągania stref handlowych w miejscu lokalizacji</text:p>
              </text:list-item>
              <text:list-item>
                <text:p text:style-name="P58">Obserwacja natężenia ruchu drogowego</text:p>
              </text:list-item>
              <text:list-item>
                <text:p text:style-name="P58">Ocena czytelnictwa prasy, ogładalności telewizji i wykorzystania internetu</text:p>
              </text:list-item>
            </text:list>
          </table:table-cell>
        </table:table-row>
      </table:table>
      <text:h text:style-name="P40" text:outline-level="1">Wykład 5.</text:h>
      <text:h text:style-name="P45" text:outline-level="2">Proces projektowania badania</text:h>
      <text:list xml:id="list978686822" text:style-name="L11">
        <text:list-item>
          <text:p text:style-name="P88">Sformułowanie problemu badawczego</text:p>
        </text:list-item>
        <text:list-item>
          <text:p text:style-name="P88">Tworzenie <text:span text:style-name="T1">hipotez </text:span>roboczych </text:p>
        </text:list-item>
      </text:list>
      <text:list text:style-name="L12">
        <text:list-item>
          <text:list>
            <text:list-item>
              <text:p text:style-name="P91">Hipoteza jest zawsze zdaniem twierdzącym, </text:p>
              <text:p text:style-name="P91">jest odpowiedzią na pytanie zawarte w problemie <text:span text:style-name="T19">b</text:span>a<text:span text:style-name="T19">d</text:span>awczym </text:p>
            </text:list-item>
            <text:list-item>
              <text:p text:style-name="P92">Schemat hipotezy</text:p>
              <text:list>
                <text:list-item>
                  <text:p text:style-name="P86">Czynnik X wpływa na proces obiektu Y</text:p>
                </text:list-item>
                <text:list-item>
                  <text:p text:style-name="P92">Przykład:</text:p>
                  <text:list>
                    <text:list-item>
                      <text:p text:style-name="P92">Osoby młode częściej niż starsi korzystają z Internetu (<text:span text:style-name="T1">wiek wpływa na intensywność korzystania z internetu</text:span>)</text:p>
                    </text:list-item>
                    <text:list-item>
                      <text:p text:style-name="P92">W zimie wzrasta zainteresowanie wycieczkami do ciepłych krajów (<text:span text:style-name="T1">pora roku ma wpływ na wybór kierunki wyjazdów na wczasy</text:span>)</text:p>
                    </text:list-item>
                  </text:list>
                </text:list-item>
              </text:list>
            </text:list-item>
          </text:list>
        </text:list-item>
      </text:list>
      <text:list xml:id="list120436903772357" text:continue-list="list978686822" text:style-name="L11">
        <text:list-item>
          <text:p text:style-name="P88">Dobór metod i narzędzi dabawczych</text:p>
        </text:list-item>
      </text:list>
      <text:list text:style-name="L13">
        <text:list-item>
          <text:list>
            <text:list-item>
              <text:p text:style-name="P89">Programowanie dobory próby</text:p>
            </text:list-item>
            <text:list-item>
              <text:p text:style-name="P90">Wybór form i metod pomiaru </text:p>
            </text:list-item>
            <text:list-item>
              <text:p text:style-name="P90"><text:span text:style-name="T18">W</text:span>ybó<text:span text:style-name="T17">r</text:span> instrumentów pomiarowych: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16">Klasyfikacja instumentów pomirowych</text:p>
          </table:table-cell>
          <table:covered-table-cell/>
          <table:covered-table-cell/>
          <table:covered-table-cell/>
        </table:table-row>
        <table:table-row>
          <table:table-cell table:style-name="Table2.A2" table:number-rows-spanned="3" table:number-columns-spanned="2" office:value-type="string">
            <text:p text:style-name="P16">Naturalne</text:p>
          </table:table-cell>
          <table:covered-table-cell/>
          <table:table-cell table:style-name="Table2.A2" office:value-type="string">
            <text:p text:style-name="P16">Wzrok</text:p>
          </table:table-cell>
          <table:table-cell table:style-name="Table2.D2" office:value-type="string">
            <text:p text:style-name="P16">Smak</text:p>
          </table:table-cell>
        </table:table-row>
        <table:table-row>
          <table:covered-table-cell table:style-name="Table2.A2"/>
          <table:covered-table-cell/>
          <table:table-cell table:style-name="Table2.A2" office:value-type="string">
            <text:p text:style-name="P16">Słuch</text:p>
          </table:table-cell>
          <table:table-cell table:style-name="Table2.D2" office:value-type="string">
            <text:p text:style-name="P16">Dotyk</text:p>
          </table:table-cell>
        </table:table-row>
        <table:table-row>
          <table:covered-table-cell table:style-name="Table2.A2"/>
          <table:covered-table-cell/>
          <table:table-cell table:style-name="Table2.A2" office:value-type="string">
            <text:p text:style-name="P16">Węch</text:p>
          </table:table-cell>
          <table:table-cell table:style-name="Table2.D2" office:value-type="string">
            <text:p text:style-name="P17"/>
          </table:table-cell>
        </table:table-row>
        <table:table-row>
          <table:table-cell table:style-name="Table2.A2" table:number-rows-spanned="8" office:value-type="string">
            <text:p text:style-name="P17">Sztuczne</text:p>
          </table:table-cell>
          <table:table-cell table:style-name="Table2.A2" table:number-rows-spanned="4" office:value-type="string">
            <text:p text:style-name="P17">Konwencjonalne</text:p>
          </table:table-cell>
          <table:table-cell table:style-name="Table2.A2" office:value-type="string">
            <text:p text:style-name="P16">Kwestionariusz</text:p>
          </table:table-cell>
          <table:table-cell table:style-name="Table2.D2" office:value-type="string">
            <text:p text:style-name="P16">Arkusz kontrolny</text:p>
          </table:table-cell>
        </table:table-row>
        <table:table-row>
          <table:covered-table-cell table:style-name="Table2.A2"/>
          <table:covered-table-cell table:style-name="Table2.A2"/>
          <table:table-cell table:style-name="Table2.A2" office:value-type="string">
            <text:p text:style-name="P16">Test</text:p>
          </table:table-cell>
          <table:table-cell table:style-name="Table2.D2" office:value-type="string">
            <text:p text:style-name="P16">Dziennik</text:p>
          </table:table-cell>
        </table:table-row>
        <table:table-row>
          <table:covered-table-cell table:style-name="Table2.A2"/>
          <table:covered-table-cell table:style-name="Table2.A2"/>
          <table:table-cell table:style-name="Table2.A2" office:value-type="string">
            <text:p text:style-name="P16">Tablica internetowa</text:p>
          </table:table-cell>
          <table:table-cell table:style-name="Table2.D2" office:value-type="string">
            <text:p text:style-name="P16">Panel dialogowy</text:p>
          </table:table-cell>
        </table:table-row>
        <table:table-row>
          <table:covered-table-cell table:style-name="Table2.A2"/>
          <table:covered-table-cell table:style-name="Table2.A2"/>
          <table:table-cell table:style-name="Table2.D2" table:number-columns-spanned="2" office:value-type="string">
            <text:p text:style-name="P16">Scenariusz wywiadu</text:p>
          </table:table-cell>
          <table:covered-table-cell/>
        </table:table-row>
        <table:table-row>
          <table:covered-table-cell table:style-name="Table2.A2"/>
          <table:table-cell table:style-name="Table2.A2" table:number-rows-spanned="4" office:value-type="string">
            <text:p text:style-name="P17">Mechaniczne</text:p>
          </table:table-cell>
          <table:table-cell table:style-name="Table2.A2" office:value-type="string">
            <text:p text:style-name="P16">Wizimetr (telemetr)</text:p>
          </table:table-cell>
          <table:table-cell table:style-name="Table2.D2" office:value-type="string">
            <text:p text:style-name="P16">Skaner</text:p>
          </table:table-cell>
        </table:table-row>
        <table:table-row>
          <table:covered-table-cell table:style-name="Table2.A2"/>
          <table:covered-table-cell table:style-name="Table2.A2"/>
          <table:table-cell table:style-name="Table2.A2" office:value-type="string">
            <text:p text:style-name="P16">Kamera filmowa</text:p>
          </table:table-cell>
          <table:table-cell table:style-name="Table2.D2" office:value-type="string">
            <text:p text:style-name="P16">Czytnik kodów</text:p>
          </table:table-cell>
        </table:table-row>
        <table:table-row>
          <table:covered-table-cell table:style-name="Table2.A2"/>
          <table:covered-table-cell table:style-name="Table2.A2"/>
          <table:table-cell table:style-name="Table2.A2" office:value-type="string">
            <text:p text:style-name="P16">Wariograf</text:p>
          </table:table-cell>
          <table:table-cell table:style-name="Table2.D2" office:value-type="string">
            <text:p text:style-name="P16">Tachistoskop</text:p>
          </table:table-cell>
        </table:table-row>
        <table:table-row>
          <table:covered-table-cell table:style-name="Table2.A2"/>
          <table:covered-table-cell table:style-name="Table2.A2"/>
          <table:table-cell table:style-name="Table2.A2" office:value-type="string">
            <text:p text:style-name="P16">Kamera internetowa</text:p>
          </table:table-cell>
          <table:table-cell table:style-name="Table2.D2" office:value-type="string">
            <text:p text:style-name="P16">Eyetracker</text:p>
          </table:table-cell>
        </table:table-row>
      </table:table>
      <text:list text:continue-list="list120436903772357" text:style-name="L11">
        <text:list-item>
          <text:p text:style-name="P93">Wybór metod analizy danuch </text:p>
        </text:list-item>
        <text:list-item>
          <text:p text:style-name="P93">Ustalenie budżetu badań</text:p>
        </text:list-item>
        <text:list-item>
          <text:p text:style-name="P93">Przezentacja projektu badania</text:p>
        </text:list-item>
      </text:list>
      <text:p text:style-name="P18">Przykładowe cechy podlegające badaniu </text:p>
      <text:list text:style-name="L14">
        <text:list-item>
          <text:p text:style-name="P94">Ilościowe</text:p>
          <text:list>
            <text:list-item>
              <text:p text:style-name="P94">Fizyczne</text:p>
              <text:list>
                <text:list-item>
                  <text:p text:style-name="P94">Waga</text:p>
                </text:list-item>
              </text:list>
            </text:list-item>
            <text:list-item>
              <text:p text:style-name="P94">Fizjologiczne</text:p>
            </text:list-item>
            <text:list-item>
              <text:p text:style-name="P94">Ekonomiczne</text:p>
            </text:list-item>
          </text:list>
        </text:list-item>
        <text:list-item>
          <text:p text:style-name="P94">Jakościowe</text:p>
          <text:list>
            <text:list-item>
              <text:p text:style-name="P94">Psychiczne</text:p>
            </text:list-item>
            <text:list-item>
              <text:p text:style-name="P94">Inne</text:p>
            </text:list-item>
          </text:list>
        </text:list-item>
      </text:list>
      <text:p text:style-name="P18"/>
      <text:h text:style-name="P41" text:outline-level="1"><draw:custom-shape text:anchor-type="paragraph" draw:z-index="8" draw:name="Shape 1" draw:style-name="gr6" draw:text-style-name="P118" svg:width="4.7087in" svg:height="3.0213in" svg:x="3.7138in" svg:y="0.6472in"><text:p text:style-name="P117"><text:span text:style-name="T33"><text:s/></text:span><text:span text:style-name="T33">O</text:span></text:p><text:p text:style-name="P117"><text:span text:style-name="T33"><text:s/></text:span><text:span text:style-name="T33">T</text:span></text:p><text:p text:style-name="P117"><text:span text:style-name="T33"><text:s/></text:span><text:span text:style-name="T33">O</text:span></text:p><text:p text:style-name="P117"><text:span text:style-name="T33"><text:s/></text:span><text:span text:style-name="T33">C</text:span></text:p><text:p text:style-name="P117"><text:span text:style-name="T33"><text:s/></text:span><text:span text:style-name="T33">Z</text:span></text:p><text:p text:style-name="P117"><text:span text:style-name="T33"><text:s/></text:span><text:span text:style-name="T33">E</text:span></text:p><text:p text:style-name="P117"><text:span text:style-name="T33"><text:s/></text:span><text:span text:style-name="T33">N</text:span><text:span text:style-name="T33"><text:line-break/></text:span><text:span text:style-name="T33"> I</text:span></text:p><text:p text:style-name="P117"><text:span text:style-name="T33"><text:s/></text:span><text:span text:style-name="T33">E</text:span></text:p><text:p text:style-name="P117"/><draw:enhanced-geometry svg:viewBox="0 0 21600 21600" draw:type="rectangle" draw:enhanced-path="M 0 0 L 21600 0 21600 21600 0 21600 0 0 Z N"/></draw:custom-shape><draw:custom-shape text:anchor-type="paragraph" draw:z-index="9" draw:name="Shape 2" draw:style-name="gr5" draw:text-style-name="P115" svg:width="1.3134in" svg:height="1.0843in" svg:x="4.7in" svg:y="0.7374in"><text:p text:style-name="P113"><text:span text:style-name="T32">Zewnętrzne źródła</text:span></text:p><text:p text:style-name="P113"><text:span text:style-name="T32">Pierwotne</text:span></text:p><text:p text:style-name="P113"><text:span text:style-name="T32">Zagraniczne</text:span></text:p><text:p text:style-name="P113"><text:span text:style-name="T32"/></text:p><text:p text:style-name="P113"><text:span text:style-name="T32">Krajowe</text:span></text:p><draw:enhanced-geometry svg:viewBox="0 0 21600 21600" draw:type="rectangle" draw:enhanced-path="M 0 0 L 21600 0 21600 21600 0 21600 0 0 Z N"/></draw:custom-shape><draw:custom-shape text:anchor-type="paragraph" draw:z-index="10" draw:name="Shape 3" draw:style-name="gr4" draw:text-style-name="P115" svg:width="1.313in" svg:height="1.0835in" svg:x="6.5264in" svg:y="0.7374in"><text:p text:style-name="P113"><text:span text:style-name="T32">Zewnętrzne źródła</text:span></text:p><text:p text:style-name="P113"><text:span text:style-name="T32">Wtórne</text:span></text:p><text:p text:style-name="P113"><text:span text:style-name="T32">Zagraniczne</text:span></text:p><text:p text:style-name="P113"><text:span text:style-name="T32"/></text:p><text:p text:style-name="P113"><text:span text:style-name="T32">Krajowe</text:span></text:p><draw:enhanced-geometry svg:viewBox="0 0 21600 21600" draw:type="rectangle" draw:enhanced-path="M 0 0 L 21600 0 21600 21600 0 21600 0 0 Z N"/></draw:custom-shape>Źródła informacji w badaniach. Badania źródeł wtórnych.</text:h>
      <text:h text:style-name="Heading_20_2" text:outline-level="2"><draw:custom-shape text:anchor-type="paragraph" draw:z-index="11" draw:name="Shape 4" draw:style-name="gr3" draw:text-style-name="P116" svg:width="3.6878in" svg:height="2.1252in" svg:x="4.3319in" svg:y="0.2209in"><text:p>K D</text:p><text:p>R Z</text:p><text:p>A I</text:p><text:p>J <text:s/>A</text:p><text:p><text:s text:c="4"/>Ł</text:p><text:p><text:s text:c="3"/>A</text:p><text:p><text:s text:c="3"/>N</text:p><text:p><text:s text:c="3"/>I</text:p><text:p><text:s text:c="2"/>A</text:p><draw:enhanced-geometry svg:viewBox="0 0 21600 21600" draw:type="rectangle" draw:enhanced-path="M 0 0 L 21600 0 21600 21600 0 21600 0 0 Z N"/></draw:custom-shape>Źródła informacji:</text:h>
      <text:p text:style-name="Text_20_body"/>
      <text:p text:style-name="P19"><draw:custom-shape text:anchor-type="paragraph" draw:z-index="12" draw:name="Shape 5" draw:style-name="gr2" draw:text-style-name="P115" svg:width="3.0213in" svg:height="0.8752in" svg:x="4.7972in" svg:y="0.0055in"><text:p text:style-name="P113"><text:span text:style-name="T32">Przedsiębiorstwo</text:span></text:p><draw:enhanced-geometry svg:viewBox="0 0 21600 21600" draw:type="rectangle" draw:enhanced-path="M 0 0 L 21600 0 21600 21600 0 21600 0 0 Z N"/></draw:custom-shape><draw:custom-shape text:anchor-type="paragraph" draw:z-index="13" draw:name="Shape 6" draw:style-name="gr1" draw:text-style-name="P114" svg:width="1.2571in" svg:height="0.4516in" svg:x="4.8457in" svg:y="0.0752in"><text:p text:style-name="P113"><text:span text:style-name="T32">Wewnętrzene</text:span></text:p><text:p text:style-name="P113"><text:span text:style-name="T32">Źródła pierwotne</text:span></text:p><draw:enhanced-geometry svg:viewBox="0 0 21600 21600" draw:type="rectangle" draw:enhanced-path="M 0 0 L 21600 0 21600 21600 0 21600 0 0 Z N"/></draw:custom-shape><draw:custom-shape text:anchor-type="paragraph" draw:z-index="14" draw:name="Shape 7" draw:style-name="gr1" draw:text-style-name="P114" svg:width="1.2571in" svg:height="0.4516in" svg:x="6.422in" svg:y="0.0819in"><text:p text:style-name="P113"><text:span text:style-name="T32">Wewnętrzene</text:span></text:p><text:p text:style-name="P113"><text:span text:style-name="T32">Źródła wtórne</text:span></text:p><draw:enhanced-geometry svg:viewBox="0 0 21600 21600" draw:type="rectangle" draw:enhanced-path="M 0 0 L 21600 0 21600 21600 0 21600 0 0 Z N"/></draw:custom-shape></text:p>
      <text:p text:style-name="P20">Badania terenowe:</text:p>
      <text:list text:style-name="L15">
        <text:list-item>
          <text:p text:style-name="P95">przedmiotem są cechy rzeczy, </text:p>
          <text:p text:style-name="P96">osoby zdarzenia lub stan.</text:p>
        </text:list-item>
      </text:list>
      <text:p text:style-name="P21">Źródła pierwotne wewnętrzne:</text:p>
      <text:list text:continue-numbering="true" text:style-name="L15">
        <text:list-item>
          <text:p text:style-name="P97">pracownicy instytucji/przedsiębiorstwa</text:p>
        </text:list-item>
        <text:list-item>
          <text:p text:style-name="P97">w przedsiębiorstwe:</text:p>
          <text:list>
            <text:list-item>
              <text:p text:style-name="P97">Wytwarczane produkty</text:p>
            </text:list-item>
            <text:list-item>
              <text:p text:style-name="P97">Opakowanie</text:p>
            </text:list-item>
            <text:list-item>
              <text:p text:style-name="P97">Prototypy</text:p>
            </text:list-item>
            <text:list-item>
              <text:p text:style-name="P97">Produkty eksportowane/importowane</text:p>
            </text:list-item>
            <text:list-item>
              <text:p text:style-name="P97">Próbki towarów</text:p>
            </text:list-item>
          </text:list>
        </text:list-item>
      </text:list>
      <text:p text:style-name="P22"><text:span text:style-name="T20">Źródła pierwotne </text:span><text:span text:style-name="T21">z</text:span><text:span text:style-name="T20">ewnętrzne </text:span><text:span text:style-name="T21">krajowe</text:span><text:span text:style-name="T20">:</text:span></text:p>
      <text:list text:style-name="L16">
        <text:list-item>
          <text:p text:style-name="P98">znajdukją się poza instytucją/firmą ale na terenie kraju bez względu na ich pochodzenie</text:p>
        </text:list-item>
        <text:list-item>
          <text:p text:style-name="P98">przykłady</text:p>
          <text:list>
            <text:list-item>
              <text:p text:style-name="P98">pracownicy instytucji/firm konkurencyjnych</text:p>
            </text:list-item>
            <text:list-item>
              <text:p text:style-name="P98">aktualni/potencjalni petenci/klienci</text:p>
            </text:list-item>
            <text:list-item>
              <text:p text:style-name="P98">produkty konkurencyjne</text:p>
            </text:list-item>
            <text:list-item>
              <text:p text:style-name="P98">opakowania tych produktów</text:p>
            </text:list-item>
          </text:list>
        </text:list-item>
      </text:list>
      <text:p text:style-name="P23"><text:span text:style-name="T20">Źródła pierwotne </text:span>z<text:span text:style-name="T20">ewnętrzne </text:span><text:span text:style-name="T22">zagraniczne</text:span><text:span text:style-name="T20">:</text:span></text:p>
      <text:list text:style-name="L17">
        <text:list-item>
          <text:p text:style-name="P99">są poza granicami kraju</text:p>
        </text:list-item>
        <text:list-item>
          <text:p text:style-name="P99">różnica między nimi a źródłami krajowymi pokega na:</text:p>
          <text:list>
            <text:list-item>
              <text:p text:style-name="P99">innym ustroju społeczno-ekonomicznym</text:p>
            </text:list-item>
            <text:list-item>
              <text:p text:style-name="P99">odmienności językowej</text:p>
            </text:list-item>
            <text:list-item>
              <text:p text:style-name="P99">innej kategorii ludzi</text:p>
            </text:list-item>
            <text:list-item>
              <text:p text:style-name="P99">innej kulturze</text:p>
            </text:list-item>
            <text:list-item>
              <text:p text:style-name="P99">zwyczajach</text:p>
            </text:list-item>
            <text:list-item>
              <text:p text:style-name="P99">są dużo trudniej dostępne.</text:p>
            </text:list-item>
          </text:list>
        </text:list-item>
      </text:list>
      <text:p text:style-name="P24">Pomiary żródeł wtórnych:</text:p>
      <text:list text:style-name="L18">
        <text:list-item>
          <text:p text:style-name="P100">są wszelkie dokumenty i BD zapisane na nośnikach również o znaczeniu archiwalnym:</text:p>
          <text:list>
            <text:list-item>
              <text:p text:style-name="P100">papierowych</text:p>
            </text:list-item>
            <text:list-item>
              <text:p text:style-name="P100">elektronicznych</text:p>
            </text:list-item>
            <text:list-item>
              <text:p text:style-name="P100">analogowych</text:p>
            </text:list-item>
          </text:list>
        </text:list-item>
        <text:list-item>
          <text:p text:style-name="P100">są postawą dokonywania analiz i porównań</text:p>
        </text:list-item>
        <text:list-item>
          <text:p text:style-name="P100">zwykle stanowią nieodzowny wstęp do dokonywania pomiarów źródeł pierwotnych</text:p>
        </text:list-item>
        <text:list-item>
          <text:p text:style-name="P100">noszą nazwę badań gabinetowych/przy biurku</text:p>
        </text:list-item>
      </text:list>
      <text:p text:style-name="P25"><text:span text:style-name="T20">Źródła </text:span><text:span text:style-name="T23">wtórne</text:span><text:span text:style-name="T20"> </text:span><text:span text:style-name="T23">we</text:span><text:span text:style-name="T20">wnętrzne:</text:span></text:p>
      <text:p text:style-name="P26">Znajdują się przede wszystkim w księgowości i pozostałych działach funkcjonowania instytucji.</text:p>
      <text:p text:style-name="P26">Również w komputerowych bazach danych. </text:p>
      <text:p text:style-name="P26">Część wewnętrznych źródeł wtómych jest publikowanadostępna dla każdego zainteresowanego, np.: </text:p>
      <text:list text:style-name="L19">
        <text:list-item>
          <text:p text:style-name="P102">rezultały testowania i oceny produktów</text:p>
        </text:list-item>
        <text:list-item>
          <text:p text:style-name="P102">raporty roczne z funkcjonowania jednostek</text:p>
        </text:list-item>
        <text:list-item>
          <text:p text:style-name="P102">uchwały instytucji publicznych</text:p>
        </text:list-item>
        <text:list-item>
          <text:p text:style-name="P102">akty prawne</text:p>
        </text:list-item>
        <text:list-item>
          <text:p text:style-name="P102">prospekty emisyjne</text:p>
        </text:list-item>
        <text:list-item>
          <text:p text:style-name="P101"><text:soft-page-break/><text:span text:style-name="T24">raporty dia akcjonariuszy</text:span></text:p>
        </text:list-item>
        <text:list-item>
          <text:p text:style-name="P102">emitowane środki reklamy</text:p>
        </text:list-item>
        <text:list-item>
          <text:p text:style-name="P102">działania public relations.</text:p>
        </text:list-item>
      </text:list>
      <text:p text:style-name="P27"><text:span text:style-name="T20">Źródła </text:span><text:span text:style-name="T25">wtórne</text:span><text:span text:style-name="T20"> </text:span>z<text:span text:style-name="T20">ewnętrzne </text:span><text:span text:style-name="T25">krawoje</text:span><text:span text:style-name="T20">:</text:span></text:p>
      <text:list text:style-name="L20">
        <text:list-item>
          <text:p text:style-name="P103">źródła informacji statystycznych (np. GUS)</text:p>
        </text:list-item>
        <text:list-item>
          <text:p text:style-name="P103">źródła instytucji/przedsiębiorstw konkurencyjnych, kooperujących i in.</text:p>
        </text:list-item>
        <text:list-item>
          <text:p text:style-name="P103">źródła instytucji administracyjnych, gospodarczych, naukowych, szkół wyższych, placówek handlowych itp.:</text:p>
          <text:list>
            <text:list-item>
              <text:p text:style-name="P103">wydawnictwa periodyczne</text:p>
            </text:list-item>
            <text:list-item>
              <text:p text:style-name="P103">wydawnictwa nieperiodyczne (przewodniki, zeszyty problemowe, monografie, opracowania nt. Przepisów prawnych, zbiory biblioteczne).</text:p>
            </text:list-item>
          </text:list>
        </text:list-item>
      </text:list>
      <text:p text:style-name="P28"><text:span text:style-name="T20">Źródła </text:span><text:span text:style-name="T25">wtórne</text:span><text:span text:style-name="T20"> </text:span>z<text:span text:style-name="T20">ewnętrzne </text:span><text:span text:style-name="T26">zagraniczne</text:span><text:span text:style-name="T20">:</text:span></text:p>
      <text:p text:style-name="P28"><text:tab/><text:span text:style-name="T26">To samo co i krajowe, tylko zagraniczne</text:span></text:p>
      <text:h text:style-name="P42" text:outline-level="1">Metody pozyskiwania informacji w badaniach peirwotncyh (9/4/2024)</text:h>
      <text:h text:style-name="P46" text:outline-level="2">Metody badań żródeł pierwotnych</text:h>
      <text:list xml:id="list1832253373" text:style-name="L21">
        <text:list-item>
          <text:p text:style-name="P104">Sondaże</text:p>
          <text:list>
            <text:list-item>
              <text:p text:style-name="P104">Bezpośrednie – Ma kontakt z badaczej osobą</text:p>
              <text:list>
                <text:list-header>
                  <text:p text:style-name="P104">Metody:</text:p>
                </text:list-header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9">Wywiady <text:span text:style-name="T27">(respondent jest aktywnym obiektem pomiary)</text:span>:</text:p>
          </table:table-cell>
          <table:covered-table-cell/>
        </table:table-row>
        <table:table-row>
          <table:table-cell table:style-name="Table3.A2" office:value-type="string">
            <text:p text:style-name="P30">Indywidualne <text:span text:style-name="T28">– grupowe</text:span></text:p>
            <text:p text:style-name="P30">Swobodne – standatyzowane </text:p>
            <text:p text:style-name="P30">(niestandatyzowane)</text:p>
            <text:p text:style-name="P30">Proste – pogłębione</text:p>
          </table:table-cell>
          <table:table-cell table:style-name="Table3.B2" office:value-type="string">
            <text:p text:style-name="P30">Metody projekcyjne – pytania lub bodźce skierowane do respondenta mają formę pośrednią. Zadaniem ich jest dotarcie do postaw, osobowości i motywów na podstawie wypowiedzi</text:p>
          </table:table-cell>
        </table:table-row>
        <table:table-row>
          <table:table-cell table:style-name="Table3.A2" office:value-type="string">
            <text:p text:style-name="P30">PAPI – wywiad bezpośredni</text:p>
          </table:table-cell>
          <table:table-cell table:style-name="Table3.B2" office:value-type="string">
            <text:list text:style-name="L2">
              <text:list-item>
                <text:p text:style-name="P59">Skojarzeń</text:p>
              </text:list-item>
              <text:list-item>
                <text:p text:style-name="P59">Uzupełnień</text:p>
              </text:list-item>
              <text:list-item>
                <text:p text:style-name="P59">Konstrukcji</text:p>
              </text:list-item>
              <text:list-item>
                <text:p text:style-name="P59">Wyobrażeń</text:p>
              </text:list-item>
            </text:list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32">Pozostale sondaże bezpośrednie – (obiekt pomiaru jest jego biernym uczestnikiem)</text:p>
          </table:table-cell>
          <table:covered-table-cell/>
        </table:table-row>
        <table:table-row>
          <table:table-cell table:style-name="Table4.A2" office:value-type="string">
            <text:p text:style-name="P31">Obiekt pomiaru – człowiek</text:p>
          </table:table-cell>
          <table:table-cell table:style-name="Table4.B2" office:value-type="string">
            <text:p text:style-name="P31">Obiekt pomiaru – rzecz (produkt)</text:p>
          </table:table-cell>
        </table:table-row>
        <table:table-row>
          <table:table-cell table:style-name="Table4.A2" office:value-type="string">
            <text:p text:style-name="P31">Pomiary fizjologiczne</text:p>
            <text:list text:style-name="L3">
              <text:list-item>
                <text:p text:style-name="P60">Pomiar fal mózgowych</text:p>
              </text:list-item>
              <text:list-item>
                <text:p text:style-name="P60">Pomiar ruchu gałek ocznych</text:p>
              </text:list-item>
              <text:list-item>
                <text:p text:style-name="P60">Pomiar ruchu źrenić</text:p>
              </text:list-item>
              <text:list-item>
                <text:p text:style-name="P60">Pomiar wrażliwości skóry</text:p>
              </text:list-item>
              <text:list-item>
                <text:p text:style-name="P60">Pomiar natężenia głosu</text:p>
              </text:list-item>
            </text:list>
          </table:table-cell>
          <table:table-cell table:style-name="Table4.B2" office:value-type="string">
            <text:p text:style-name="P31">Rejestracja i spis</text:p>
            <text:p text:style-name="P31">Degustacja</text:p>
            <text:p text:style-name="P31">Ocena próbek</text:p>
          </table:table-cell>
        </table:table-row>
      </table:table>
      <text:list text:style-name="L22">
        <text:list-item>
          <text:list>
            <text:list-item>
              <text:p text:style-name="P106">Pośrednie – Nie ma kontaktu z badaczem (np. Zdałne<text:span text:style-name="T29">)</text:span></text:p>
            </text:list-item>
          </text:list>
        </text:list-item>
      </text:list>
      <text:list xml:id="list120437229580977" text:continue-list="list1832253373" text:style-name="L21">
        <text:list-item>
          <text:list>
            <text:list-item>
              <text:list>
                <text:list-header>
                  <text:p text:style-name="P107">Metody:</text:p>
                </text:list-header>
              </text:list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2" office:value-type="string">
            <text:p text:style-name="P31">Metody heurystyczne</text:p>
            <text:p text:style-name="P31">(twórczego myślenia)</text:p>
            <text:p text:style-name="P31"/>
            <text:p text:style-name="P31">Zbior twórczych metod nieszablonowego rozwiązywania problemów</text:p>
          </table:table-cell>
          <table:table-cell table:style-name="Table5.B1" office:value-type="string">
            <text:list text:style-name="L4">
              <text:list-item>
                <text:p text:style-name="P61">Burza mózgów</text:p>
              </text:list-item>
              <text:list-item>
                <text:p text:style-name="P61">metoda delficja</text:p>
              </text:list-item>
              <text:list-item>
                <text:p text:style-name="P61">metoda wpluwów krzyżowych</text:p>
              </text:list-item>
              <text:list-item>
                <text:p text:style-name="P61">metoda szcenariuszy</text:p>
              </text:list-item>
              <text:list-item>
                <text:p text:style-name="P61">metoda Pareto</text:p>
              </text:list-item>
              <text:list-item>
                <text:p text:style-name="P61">technika adwokata</text:p>
              </text:list-item>
              <text:list-item>
                <text:p text:style-name="P61">metoda adwokawa diabła</text:p>
              </text:list-item>
            </text:list>
          </table:table-cell>
        </table:table-row>
        <table:table-row>
          <table:covered-table-cell table:style-name="Table5.A1"/>
          <table:table-cell table:style-name="Table5.B2" office:value-type="string">
            <text:list text:continue-numbering="true" text:style-name="L4">
              <text:list-header>
                <text:p text:style-name="P62">Ankiety (metody kwestionariuszówe)</text:p>
              </text:list-header>
              <text:list-item>
                <text:p text:style-name="P61">owołna</text:p>
              </text:list-item>
              <text:list-item>
                <text:p text:style-name="P61">audytoryjna</text:p>
              </text:list-item>
              <text:list-item>
                <text:p text:style-name="P61">bezpośrednia</text:p>
              </text:list-item>
              <text:list-item>
                <text:p text:style-name="P61">… pozostałe</text:p>
              </text:list-item>
            </text:list>
          </table:table-cell>
        </table:table-row>
      </table:table>
      <text:p text:style-name="P34">PAPI (paper interview) – wywiad bezpośredni – osobista, bezpośrednia rozmowa z respondentem, przeprowadzana przez aknietera przy użyciu specjalne przygotowanego, papierowego formularza – kwestionariusza (nastarsza, tradycyjna forma badania).</text:p>
      <text:p text:style-name="P34"/>
      <text:p text:style-name="P34">Zalety: bezpośredni kontakt z respondentem</text:p>
      <text:p text:style-name="P33">…</text:p>
      <text:p text:style-name="P33"/>
      <text:p text:style-name="P35">CAPI (Computer interview) – wywiad bezpośredni elektroniczny.</text:p>
      <text:p text:style-name="P35">Zalety:</text:p>
      <text:list text:style-name="L23">
        <text:list-item>
          <text:p text:style-name="P108">Pozwala na prezentowanie różnorodnego materiału: zdjęcia klipy wiedo i audio czy animacje</text:p>
        </text:list-item>
        <text:list-item>
          <text:p text:style-name="P108">Możliwość pomocy ze strony badacza </text:p>
        </text:list-item>
        <text:list-item>
          <text:p text:style-name="P108"><text:soft-page-break/>Następuje automatyczne przeniesienie wyników do BD</text:p>
        </text:list-item>
        <text:list-item>
          <text:p text:style-name="P108">nie ma ryzyka zakodowania w bazie złej odpowiedzi</text:p>
        </text:list-item>
        <text:list-item>
          <text:p text:style-name="P108">nad kompletnością odpowiedzi czuwa sam system.</text:p>
        </text:list-item>
      </text:list>
      <text:p text:style-name="P36">CASI – ankieta komputerowa wypełniana samodzielnie zbliżona do systemu CAPI. Respondent ma do dyspozucji komputer. Samodzielnie odczytuje z ekranu pytania i własoręcznie wpeowadza odpowiedzi. Od CAPI odróżnia ją przede wszystkim brak ankietera.</text:p>
      <text:p text:style-name="P36">CATI – rozmowa telefoniczna – ankieter, wyposażony w komputer przeprowadza rozmowę z respondentem za pośrednictwem telefonu od razu zapisując odpowiedzi w bazie.</text:p>
      <text:p text:style-name="P36">CAWI – kwestionariusz internetowy</text:p>
      <text:p text:style-name="P37">Zalety:</text:p>
      <text:list text:style-name="L24">
        <text:list-item>
          <text:p text:style-name="P109">Ankiety mogą być adresowane do konkretnych, wybranych grup docelowych</text:p>
        </text:list-item>
        <text:list-item>
          <text:p text:style-name="P109">Duże poczucie anonimowości </text:p>
        </text:list-item>
        <text:list-item>
          <text:p text:style-name="P109">Możliwość przeprowadzenia badania gdziekolwiek</text:p>
        </text:list-item>
      </text:list>
      <text:list text:continue-list="list120437229580977" text:style-name="L21">
        <text:list-item>
          <text:p text:style-name="P105">…</text:p>
        </text:list-item>
        <text:list-item>
          <text:p text:style-name="P105">…</text:p>
        </text:list-item>
      </text:list>
      <text:h text:style-name="P47" text:outline-level="2">Obserwacje. 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4">Kontrolowana</text:p>
          </table:table-cell>
          <table:table-cell table:style-name="Table6.B1" office:value-type="string">
            <text:p text:style-name="P64">Niekontrolowana</text:p>
          </table:table-cell>
        </table:table-row>
        <table:table-row>
          <table:table-cell table:style-name="Table6.A2" office:value-type="string">
            <text:list text:style-name="L5">
              <text:list-item>
                <text:p text:style-name="P65">Badacz wpływa na zachowanie osoby badanej, np. Wypytując ją o określone zagadnienia, sprawdzając tym samym, czy np. Zna odpowiedzi, umie zaprzezntować towar itp.</text:p>
              </text:list-item>
            </text:list>
          </table:table-cell>
          <table:table-cell table:style-name="Table6.B2" office:value-type="string">
            <text:list text:continue-numbering="true" text:style-name="L5">
              <text:list-item>
                <text:p text:style-name="P65">Badacz bez ingerencji obserwuje zachowanie osoby badanej</text:p>
              </text:list-item>
            </text:list>
          </table:table-cell>
        </table:table-row>
        <table:table-row>
          <table:table-cell table:style-name="Table6.A2" office:value-type="string">
            <text:p text:style-name="P66">Jawna</text:p>
          </table:table-cell>
          <table:table-cell table:style-name="Table6.B2" office:value-type="string">
            <text:p text:style-name="P66">Ukryta</text:p>
          </table:table-cell>
        </table:table-row>
        <table:table-row>
          <table:table-cell table:style-name="Table6.A2" office:value-type="string">
            <text:list text:continue-numbering="true" text:style-name="L5">
              <text:list-item>
                <text:p text:style-name="P67">Obserwowany obiekt wie, że podlega obserwacji</text:p>
              </text:list-item>
              <text:list-item>
                <text:p text:style-name="P67">Może to wpływać na jego zachowanie</text:p>
              </text:list-item>
            </text:list>
          </table:table-cell>
          <table:table-cell table:style-name="Table6.B2" office:value-type="string">
            <text:list text:continue-numbering="true" text:style-name="L5">
              <text:list-item>
                <text:p text:style-name="P67">Obserwowany obiekt nie wie, że podlega obserwacjo</text:p>
              </text:list-item>
              <text:list-item>
                <text:p text:style-name="P67">Unika się wpływu na obserwowany obiekt, ale może to uniemożliwić obserwacje wszystkich pożądanych aspektów</text:p>
              </text:list-item>
            </text:list>
          </table:table-cell>
        </table:table-row>
        <table:table-row>
          <table:table-cell table:style-name="Table6.A2" office:value-type="string">
            <text:p text:style-name="P72"><text:span text:style-name="T30">Standatyzowana</text:span></text:p>
          </table:table-cell>
          <table:table-cell table:style-name="Table6.B2" office:value-type="string">
            <text:p text:style-name="P66">Niestandatyzowana</text:p>
          </table:table-cell>
        </table:table-row>
        <table:table-row>
          <table:table-cell table:style-name="Table6.A2" office:value-type="string">
            <text:list text:continue-numbering="true" text:style-name="L5">
              <text:list-item>
                <text:p text:style-name="P67">Obserwacja konkretnie ustalonych aspektów (wg. wytycznych, screnariusza), np. Prędkość przemieszczania się pojazdów</text:p>
              </text:list-item>
            </text:list>
          </table:table-cell>
          <table:table-cell table:style-name="Table6.B2" office:value-type="string">
            <text:list text:continue-numbering="true" text:style-name="L5">
              <text:list-item>
                <text:p text:style-name="P67">Swobodna obserwacja zdarzeń (zaistniałej sytuacji), tego, co się dzieje</text:p>
              </text:list-item>
            </text:list>
          </table:table-cell>
        </table:table-row>
        <table:table-row>
          <table:table-cell table:style-name="Table6.A2" office:value-type="string">
            <text:p text:style-name="P66">Uczestnicząca</text:p>
          </table:table-cell>
          <table:table-cell table:style-name="Table6.B2" office:value-type="string">
            <text:p text:style-name="P66">Nieuczestnicząca</text:p>
          </table:table-cell>
        </table:table-row>
        <table:table-row>
          <table:table-cell table:style-name="Table6.A2" office:value-type="string">
            <text:list text:continue-numbering="true" text:style-name="L5">
              <text:list-item>
                <text:p text:style-name="P67">Obserwator uczestniczy w obserwacji, np. Poddaje się obrządkom, rytuałom prowom obserwowanej społeczności</text:p>
              </text:list-item>
            </text:list>
          </table:table-cell>
          <table:table-cell table:style-name="Table6.B2" office:value-type="string">
            <text:list text:continue-numbering="true" text:style-name="L5">
              <text:list-item>
                <text:p text:style-name="P67">Obserwator “stoi z boku”, nie uczestniczy w funkcjonowaniu obserwowanej grupy, nie wpływa na jej zachowanie</text:p>
              </text:list-item>
            </text:list>
          </table:table-cell>
        </table:table-row>
        <table:table-row>
          <table:table-cell table:style-name="Table6.A2" office:value-type="string">
            <text:p text:style-name="P68">Żywa</text:p>
          </table:table-cell>
          <table:table-cell table:style-name="Table6.B2" office:value-type="string">
            <text:p text:style-name="P68">Mechaniczna</text:p>
          </table:table-cell>
        </table:table-row>
        <table:table-row>
          <table:table-cell table:style-name="Table6.A2" office:value-type="string">
            <text:list text:continue-numbering="true" text:style-name="L5">
              <text:list-item>
                <text:p text:style-name="P69">Bez użycia instumentów do rejestrowania lub pomiaru, obserwacja naoczna</text:p>
              </text:list-item>
            </text:list>
          </table:table-cell>
          <table:table-cell table:style-name="Table6.B2" office:value-type="string">
            <text:list text:continue-numbering="true" text:style-name="L5">
              <text:list-item>
                <text:p text:style-name="P69">Przy użyciu instrumentów do rejestrowania lub pomiaru obserwacji (np. Kamera, radar)</text:p>
              </text:list-item>
            </text:list>
          </table:table-cell>
        </table:table-row>
        <table:table-row>
          <table:table-cell table:style-name="Table6.A2" office:value-type="string">
            <text:p text:style-name="P68">W warunkach naturalnych</text:p>
          </table:table-cell>
          <table:table-cell table:style-name="Table6.B2" office:value-type="string">
            <text:p text:style-name="P68">W warunkach sztucznych</text:p>
          </table:table-cell>
        </table:table-row>
        <table:table-row>
          <table:table-cell table:style-name="Table6.A2" office:value-type="string">
            <text:list text:continue-numbering="true" text:style-name="L5">
              <text:list-item>
                <text:p text:style-name="P69">Odbywana w naturalnym środowisku obserwowanego obiektu</text:p>
              </text:list-item>
            </text:list>
          </table:table-cell>
          <table:table-cell table:style-name="Table6.B2" office:value-type="string">
            <text:list text:continue-numbering="true" text:style-name="L5">
              <text:list-item>
                <text:p text:style-name="P69">Odbywana w warynkach sztuczne wytworzonych na potrzeby obserwacji</text:p>
              </text:list-item>
            </text:list>
          </table:table-cell>
        </table:table-row>
      </table:table>
      <text:h text:style-name="P48" text:outline-level="2">Mystery shopping – tajemniczy klient</text:h>
      <text:list text:style-name="L30">
        <text:list-item>
          <text:p text:style-name="P110">Obserwacja kontrolowana, ukryta, standaryzowana, uczestnicząca, żywa, przeprowadzana w warunkach naturalnych</text:p>
        </text:list-item>
        <text:list-item>
          <text:p text:style-name="P110">Metoda badania poziomu obsługi klientów</text:p>
        </text:list-item>
        <text:list-item>
          <text:p text:style-name="P110">Sprawdza, w jakim stopniu standardy obsługi klienta są przez pracowników</text:p>
        </text:list-item>
      </text:list>
      <text:h text:style-name="P49" text:outline-level="2">Badania etnograficzne</text:h>
      <text:list text:style-name="L31">
        <text:list-item>
          <text:p text:style-name="P111">Badania jakościowe przzeprowadzane w naturalnym lub rutynowym środowisku obiektów badanych</text:p>
        </text:list-item>
        <text:list-item>
          <text:p text:style-name="P111">Polegają na obserwacji i opisie zachowań danego społeczeństwa bądż grupy w jej środowisku (praca, dom, szkoła itp.), sposobu życia i kultury, oraz analizie życia społecznego</text:p>
        </text:list-item>
        <text:list-item>
          <text:p text:style-name="P111">Wywodzą się z badań …</text:p>
        </text:list-item>
      </text:list>
      <text:h text:style-name="P48" text:outline-level="2">Eksperement</text:h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70">Sztuczny (laboratoryjny)</text:p>
          </table:table-cell>
          <table:table-cell table:style-name="Table7.B1" office:value-type="string">
            <text:p text:style-name="P63"/>
          </table:table-cell>
        </table:table-row>
        <table:table-row>
          <table:table-cell table:style-name="Table7.A2" office:value-type="string">
            <text:p text:style-name="P70">Komputerowy</text:p>
            <text:list text:style-name="L6">
              <text:list-item>
                <text:p text:style-name="P71">pomiary fizjologiczne</text:p>
              </text:list-item>
              <text:list-item>
                <text:p text:style-name="P71">badanie neuromarketingowe</text:p>
              </text:list-item>
            </text:list>
            <text:p text:style-name="P70">Symulowany (np. Metoda STM)</text:p>
          </table:table-cell>
          <table:table-cell table:style-name="Table7.B2" office:value-type="string">
            <text:p text:style-name="P63"/>
          </table:table-cell>
        </table:table-row>
        <table:table-row>
          <table:table-cell table:style-name="Table7.A2" office:value-type="string">
            <text:p text:style-name="P63"/>
          </table:table-cell>
          <table:table-cell table:style-name="Table7.B2" office:value-type="string">
            <text:p text:style-name="P63"/>
          </table:table-cell>
        </table:table-row>
        <table:table-row>
          <table:table-cell table:style-name="Table7.A2" office:value-type="string">
            <text:p text:style-name="P63"/>
          </table:table-cell>
          <table:table-cell table:style-name="Table7.B2" office:value-type="string">
            <text:p text:style-name="P63"/>
          </table:table-cell>
        </table:table-row>
      </table:table>
      <text:h text:style-name="Heading_20_2" text:outline-level="2"><text:span text:style-name="T31">B</text:span>adanie neuromarketingowe</text:h>
      <text:list text:style-name="L35">
        <text:list-item>
          <text:p text:style-name="P112">Badania funkjonowania mózgu w kontekście zachowań konsumenta (co przyciąga uwagę i na niego oddziałuje)</text:p>
        </text:list-item>
        <text:list-item>
          <text:p text:style-name="P112">Zastosowanie w badaniach</text:p>
          <text:list>
            <text:list-item>
              <text:p text:style-name="P112">Skuteczności reklamy</text:p>
            </text:list-item>
            <text:list-item>
              <text:p text:style-name="P112">Reakcji</text:p>
            </text:list-item>
            <text:list-item>
              <text:p text:style-name="P112">..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fo:font-size="18pt" officeooo:rsid="0007020c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in" style:contextual-spacing="false" fo:text-align="start" style:justify-single-word="false"/>
      <style:text-properties fo:font-size="38pt" fo:font-weight="bold" officeooo:rsid="0007020c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2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2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20pt" fo:font-weight="bold" style:font-size-asian="20pt" style:font-weight-asian="bold" style:font-size-complex="2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2in" style:type="center"/>
          <style:tab-stop style:position="8.4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2in" style:type="center"/>
          <style:tab-stop style:position="8.4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9in" fo:page-height="20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in" fo:page-height="20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9in" fo:page-height="20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9in" fo:page-height="20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in" fo:page-height="20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9in" fo:page-height="20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in" fo:page-height="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1:56:03.547054204</meta:creation-date>
    <dc:date>2024-04-16T12:04:34.858733655</dc:date>
    <meta:editing-duration>PT4H31M53S</meta:editing-duration>
    <meta:editing-cycles>57</meta:editing-cycles>
    <meta:generator>LibreOffice/24.2.2.2$Linux_X86_64 LibreOffice_project/420$Build-2</meta:generator>
    <meta:document-statistic meta:table-count="7" meta:image-count="0" meta:object-count="0" meta:page-count="9" meta:paragraph-count="321" meta:word-count="1673" meta:character-count="12443" meta:non-whitespace-character-count="11233"/>
  </office:meta>
</office:document-meta>
</file>